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style:text-underline-mode="continuous" style:text-underline-type="single" style:text-underline-style="solid" style:text-underline-width="normal" fo:font-family="Mangal" style:font-family-asian="Mangal" style:font-family-complex="Mangal" fo:background-color="transparent" style:use-window-font-color="true"/>
    </style:style>
    <style:style style:name="T5" style:family="text">
      <style:text-properties fo:font-size="12.00pt" fo:font-weight="normal" fo:font-family="Mangal" style:font-family-asian="Mangal" style:font-family-complex="Mangal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Mangal" style:font-family-asian="Mangal" style:font-family-complex="Mangal" fo:background-color="transparent" fo:color="#0000ff"/>
    </style:style>
    <style:style style:name="T7" style:family="text">
      <style:text-properties fo:font-size="12.00pt" fo:font-weight="normal" fo:font-family="Mangal" style:font-family-asian="Mangal" style:font-family-complex="Mangal" fo:background-color="transparent" style:use-window-font-color="true"/>
    </style:style>
    <style:style style:name="T8" style:family="text">
      <style:text-properties fo:font-size="12.00pt" fo:font-weight="normal" fo:font-family="Mangal" style:font-family-asian="Mangal" style:font-family-complex="Mang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style:text-underline-mode="continuous" style:text-underline-type="single" style:text-underline-style="solid" style:text-underline-width="normal" fo:font-family="Mangal" style:font-family-asian="Mangal" style:font-family-complex="Mangal" fo:background-color="transparent" style:use-window-font-color="true"/>
    </style:style>
    <style:style style:name="T11" style:family="text">
      <style:text-properties fo:font-size="12.00pt" fo:font-weight="normal" fo:font-family="Mangal" style:font-family-asian="Mangal" style:font-family-complex="Mang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style:text-underline-mode="continuous" style:text-underline-type="single" style:text-underline-style="solid" style:text-underline-width="normal" fo:font-family="Mangal" style:font-family-asian="Mangal" style:font-family-complex="Mangal" fo:background-color="transparent" style:use-window-font-color="true"/>
    </style:style>
    <style:style style:name="T14" style:family="text">
      <style:text-properties fo:font-size="12.00pt" fo:font-weight="normal" fo:font-family="Mangal" style:font-family-asian="Mangal" style:font-family-complex="Mang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Mangal" style:font-family-asian="Mangal" style:font-family-complex="Mang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9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14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4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5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16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2" style:family="text">
      <style:text-properties fo:font-size="10.00pt" style:text-position="super" fo:font-weight="normal" fo:font-family="'Courier New'" style:font-family-asian="'Courier New'" style:font-family-complex="'Courier New'" fo:background-color="transparent" style:use-window-font-color="true"/>
    </style:style>
    <style:style style:name="T1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4" style:family="text">
      <style:text-properties fo:font-size="10.00pt" style:text-position="super" fo:font-weight="normal" fo:font-family="'Courier New'" style:font-family-asian="'Courier New'" style:font-family-complex="'Courier New'" fo:background-color="transparent" style:use-window-font-color="true"/>
    </style:style>
    <style:style style:name="T1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6" style:family="text">
      <style:text-properties fo:font-size="10.00pt" style:text-position="super" fo:font-weight="normal" fo:font-family="'Courier New'" style:font-family-asian="'Courier New'" style:font-family-complex="'Courier New'" fo:background-color="transparent" style:use-window-font-color="true"/>
    </style:style>
    <style:style style:name="T1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8" style:family="text">
      <style:text-properties fo:font-size="10.00pt" style:text-position="super" fo:font-weight="normal" fo:font-family="'Courier New'" style:font-family-asian="'Courier New'" style:font-family-complex="'Courier New'" fo:background-color="transparent" style:use-window-font-color="true"/>
    </style:style>
    <style:style style:name="T19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21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2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2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5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28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9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30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2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3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3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6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3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8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3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0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2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4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4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5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6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5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8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0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2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6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6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6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8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0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2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9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6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6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8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0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0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1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2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6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42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2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46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49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0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0.00pt" fo:font-weight="bold" fo:font-family="'Courier New'" style:font-family-asian="'Courier New'" style:font-family-complex="'Courier New'" fo:background-color="transparent" fo:color="#000000"/>
    </style:style>
    <style:style style:name="T54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5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5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5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63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56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65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566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6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6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57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7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75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576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8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57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80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58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82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58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84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58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9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93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59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95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596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97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59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99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600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60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60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03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60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07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60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477.45pt"/>
        </style:tab-stops>
      </style:paragraph-properties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477.45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477.4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477.4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477.45pt"/>
        </style:tab-stops>
      </style:paragraph-properties>
    </style:style>
    <style:style style:name="P10" style:family="paragraph">
      <style:paragraph-properties fo:line-height="100.00%" fo:text-align="left" fo:margin-left="5.40pt" fo:text-indent="-5.40pt">
        <style:tab-stops>
          <style:tab-stop style:position="236.00pt"/>
          <style:tab-stop style:position="3284.25pt" style:type="center"/>
        </style:tab-stops>
      </style:paragraph-properties>
    </style:style>
    <style:style style:name="P11" style:family="paragraph">
      <style:paragraph-properties fo:line-height="115.00%" fo:text-align="lef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236.00pt"/>
          <style:tab-stop style:position="3284.25pt" style:type="center"/>
        </style:tab-stops>
      </style:paragraph-properties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81.00pt" fo:text-indent="-9.00pt"/>
    </style:style>
    <style:style style:name="P16" style:family="paragraph">
      <style:paragraph-properties fo:line-height="100.00%" fo:text-align="left" fo:margin-left="81.00pt" fo:text-indent="0.00pt"/>
    </style:style>
    <style:style style:name="P17" style:family="paragraph">
      <style:paragraph-properties fo:line-height="100.00%" fo:text-align="left" fo:margin-left="72.00pt" fo:text-indent="-9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72.00pt" fo:text-indent="-72.00pt"/>
    </style:style>
    <style:style style:name="P20" style:family="paragraph">
      <style:paragraph-properties fo:line-height="100.00%" fo:text-align="left" fo:margin-left="-14.40pt" fo:text-indent="14.4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72.00pt" fo:text-indent="-72.00pt"/>
    </style:style>
    <style:style style:name="P23" style:family="paragraph">
      <style:paragraph-properties fo:line-height="100.00%" fo:text-align="left" fo:margin-left="72.00pt" fo:text-indent="0.00pt"/>
    </style:style>
    <style:style style:name="P24" style:family="paragraph">
      <style:paragraph-properties fo:line-height="100.00%" fo:text-align="left" fo:margin-left="36.00pt" fo:text-indent="36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36.00pt" fo:text-indent="36.00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 fo:margin-left="-14.15pt" fo:text-indent="0.00pt"/>
    </style:style>
    <style:style style:name="P30" style:family="paragraph">
      <style:paragraph-properties fo:line-height="150.00%" fo:text-align="left" fo:margin-left="-14.40pt" fo:text-indent="0.00pt"/>
    </style:style>
    <style:style style:name="P31" style:family="paragraph">
      <style:paragraph-properties fo:line-height="150.00%" fo:text-align="left" fo:margin-left="-14.15pt" fo:text-indent="0.00p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50.00%" fo:text-align="justify" fo:margin-left="-18.00pt" fo:text-indent="18.00pt"/>
    </style:style>
    <style:style style:name="P33" style:family="paragraph">
      <style:paragraph-properties fo:line-height="150.00%" fo:text-align="justify"/>
    </style:style>
    <style:style style:name="P34" style:family="paragraph">
      <style:paragraph-properties fo:line-height="150.00%" fo:text-align="justify" fo:margin-left="-14.15pt" fo:text-indent="0.00pt"/>
    </style:style>
    <style:style style:name="P35" style:family="paragraph">
      <style:paragraph-properties fo:line-height="150.00%" fo:text-align="center" fo:margin-left="-14.15pt" fo:text-indent="0.00pt"/>
    </style:style>
    <style:style style:name="P36" style:family="paragraph">
      <style:paragraph-properties fo:line-height="150.00%" fo:text-align="left" fo:margin-left="-14.15pt" fo:text-indent="0.00pt"/>
    </style:style>
    <style:style style:name="P37" style:family="paragraph">
      <style:paragraph-properties fo:line-height="100.00%" fo:text-align="center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-14.40pt" fo:text-indent="0.00pt"/>
    </style:style>
    <style:style style:name="P40" style:family="paragraph">
      <style:paragraph-properties fo:line-height="150.00%" fo:text-align="left" fo:margin-left="-14.40pt" fo:text-indent="0.00pt"/>
    </style:style>
    <text:list-style style:name="L4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1" style:family="paragraph">
      <style:paragraph-properties fo:line-height="150.00%" fo:text-align="justify" fo:margin-left="-18.00pt" fo:text-indent="18.00pt"/>
    </style:style>
    <style:style style:name="P42" style:family="paragraph">
      <style:paragraph-properties fo:line-height="100.00%" fo:text-align="left" fo:margin-left="-14.40pt" fo:text-indent="0.00pt"/>
    </style:style>
    <text:list-style style:name="L4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3" style:family="paragraph">
      <style:paragraph-properties fo:line-height="100.00%" fo:text-align="left" fo:margin-left="-18.00pt" fo:text-indent="18.00pt"/>
    </style:style>
    <style:style style:name="P44" style:family="paragraph">
      <style:paragraph-properties fo:line-height="100.00%" fo:text-align="left" fo:margin-left="-14.40pt" fo:text-indent="0.00pt"/>
    </style:style>
    <text:list-style style:name="L4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left" fo:margin-left="-18.00pt" fo:text-indent="18.00pt"/>
    </style:style>
    <style:style style:name="P46" style:family="paragraph">
      <style:paragraph-properties fo:line-height="100.00%" fo:text-align="left" fo:margin-left="-14.40pt" fo:text-indent="0.00pt"/>
    </style:style>
    <text:list-style style:name="L4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7" style:family="paragraph">
      <style:paragraph-properties fo:line-height="100.00%" fo:text-align="left" fo:margin-left="-18.00pt" fo:text-indent="18.00pt"/>
    </style:style>
    <style:style style:name="P48" style:family="paragraph">
      <style:paragraph-properties fo:line-height="100.00%" fo:text-align="left" fo:margin-left="-14.40pt" fo:text-indent="0.00pt"/>
    </style:style>
    <style:style style:name="P49" style:family="paragraph">
      <style:paragraph-properties fo:line-height="150.00%" fo:text-align="justify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-14.40pt" fo:text-indent="50.40pt"/>
    </style:style>
    <style:style style:name="P52" style:family="paragraph">
      <style:paragraph-properties fo:line-height="100.00%" fo:text-align="left" fo:margin-left="54.00pt" fo:text-indent="0.00pt"/>
    </style:style>
    <style:style style:name="P53" style:family="paragraph">
      <style:paragraph-properties fo:line-height="100.00%" fo:text-align="left" fo:margin-left="-14.40pt" fo:text-indent="0.00pt"/>
    </style:style>
    <style:style style:name="P54" style:family="paragraph">
      <style:paragraph-properties fo:line-height="150.00%" fo:text-align="left" fo:margin-left="-14.40pt" fo:text-indent="0.00pt"/>
    </style:style>
    <text:list-style style:name="L5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5" style:family="paragraph">
      <style:paragraph-properties fo:line-height="150.00%" fo:text-align="justify" fo:margin-left="-18.00pt" fo:text-indent="18.00pt"/>
    </style:style>
    <style:style style:name="P56" style:family="paragraph">
      <style:paragraph-properties fo:line-height="100.00%" fo:text-align="left" fo:margin-left="-14.40pt" fo:text-indent="0.00pt"/>
    </style:style>
    <text:list-style style:name="L5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7" style:family="paragraph">
      <style:paragraph-properties fo:line-height="100.00%" fo:text-align="left" fo:margin-left="-18.00pt" fo:text-indent="18.00pt"/>
    </style:style>
    <style:style style:name="P58" style:family="paragraph">
      <style:paragraph-properties fo:line-height="100.00%" fo:text-align="left" fo:margin-left="-14.40pt" fo:text-indent="0.00pt"/>
    </style:style>
    <text:list-style style:name="L5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9" style:family="paragraph">
      <style:paragraph-properties fo:line-height="100.00%" fo:text-align="left" fo:margin-left="-18.00pt" fo:text-indent="18.00pt"/>
    </style:style>
    <style:style style:name="P60" style:family="paragraph">
      <style:paragraph-properties fo:line-height="100.00%" fo:text-align="left" fo:margin-left="-14.40pt" fo:text-indent="0.00pt"/>
    </style:style>
    <text:list-style style:name="L6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1" style:family="paragraph">
      <style:paragraph-properties fo:line-height="100.00%" fo:text-align="left" fo:margin-left="-18.00pt" fo:text-indent="18.00pt"/>
    </style:style>
    <style:style style:name="P62" style:family="paragraph">
      <style:paragraph-properties fo:line-height="100.00%" fo:text-align="left" fo:margin-left="-14.40pt" fo:text-indent="0.00pt"/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50.00%" fo:text-align="justify" fo:margin-left="0.00pt" fo:text-indent="36.00pt"/>
    </style:style>
    <style:style style:name="P65" style:family="paragraph">
      <style:paragraph-properties fo:line-height="150.00%" fo:text-align="justify"/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center"/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-14.40pt" fo:text-indent="0.00pt"/>
    </style:style>
    <style:style style:name="P70" style:family="paragraph">
      <style:paragraph-properties fo:line-height="150.00%" fo:text-align="left" fo:margin-left="-14.40pt" fo:text-indent="0.00pt"/>
    </style:style>
    <text:list-style style:name="L7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1" style:family="paragraph">
      <style:paragraph-properties fo:line-height="150.00%" fo:text-align="justify" fo:margin-left="-18.00pt" fo:text-indent="18.00pt"/>
    </style:style>
    <style:style style:name="P72" style:family="paragraph">
      <style:paragraph-properties fo:line-height="100.00%" fo:text-align="left" fo:margin-left="-14.40pt" fo:text-indent="0.00pt"/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50.00%" fo:text-align="left"/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50.00%" fo:text-align="center"/>
    </style:style>
    <style:style style:name="P77" style:family="paragraph">
      <style:paragraph-properties fo:line-height="100.00%" fo:text-align="left" fo:margin-left="-14.40pt" fo:text-indent="0.00pt"/>
    </style:style>
    <style:style style:name="P78" style:family="paragraph">
      <style:paragraph-properties fo:line-height="150.00%" fo:text-align="left" fo:margin-left="-14.40pt" fo:text-indent="0.00pt"/>
    </style:style>
    <text:list-style style:name="L7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9" style:family="paragraph">
      <style:paragraph-properties fo:line-height="150.00%" fo:text-align="justify" fo:margin-left="-18.00pt" fo:text-indent="18.00pt"/>
    </style:style>
    <style:style style:name="P80" style:family="paragraph">
      <style:paragraph-properties fo:line-height="100.00%" fo:text-align="left" fo:margin-left="-14.40pt" fo:text-indent="0.00pt"/>
    </style:style>
    <text:list-style style:name="L8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1" style:family="paragraph">
      <style:paragraph-properties fo:line-height="100.00%" fo:text-align="left" fo:margin-left="-18.00pt" fo:text-indent="18.00pt"/>
    </style:style>
    <style:style style:name="P82" style:family="paragraph">
      <style:paragraph-properties fo:line-height="100.00%" fo:text-align="left" fo:margin-left="-14.40pt" fo:text-indent="0.00pt"/>
    </style:style>
    <text:list-style style:name="L8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3" style:family="paragraph">
      <style:paragraph-properties fo:line-height="100.00%" fo:text-align="left" fo:margin-left="-18.00pt" fo:text-indent="18.00pt"/>
    </style:style>
    <style:style style:name="P84" style:family="paragraph">
      <style:paragraph-properties fo:line-height="100.00%" fo:text-align="left" fo:margin-left="-14.40pt" fo:text-indent="0.00pt"/>
    </style:style>
    <text:list-style style:name="L8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5" style:family="paragraph">
      <style:paragraph-properties fo:line-height="100.00%" fo:text-align="left" fo:margin-left="-18.00pt" fo:text-indent="18.00pt"/>
    </style:style>
    <style:style style:name="P86" style:family="paragraph">
      <style:paragraph-properties fo:line-height="100.00%" fo:text-align="left" fo:margin-left="-14.40pt" fo:text-indent="0.00pt"/>
    </style:style>
    <text:list-style style:name="L8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7" style:family="paragraph">
      <style:paragraph-properties fo:line-height="100.00%" fo:text-align="left" fo:margin-left="-18.00pt" fo:text-indent="18.00pt"/>
    </style:style>
    <style:style style:name="P88" style:family="paragraph">
      <style:paragraph-properties fo:line-height="100.00%" fo:text-align="left" fo:margin-left="-14.40pt" fo:text-indent="0.00pt"/>
    </style:style>
    <text:list-style style:name="L8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9" style:family="paragraph">
      <style:paragraph-properties fo:line-height="100.00%" fo:text-align="left" fo:margin-left="-18.00pt" fo:text-indent="18.00pt"/>
    </style:style>
    <style:style style:name="P90" style:family="paragraph">
      <style:paragraph-properties fo:line-height="100.00%" fo:text-align="left" fo:margin-left="-14.40pt" fo:text-indent="0.00pt"/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50.00%" fo:text-align="justify" fo:margin-left="0.00pt" fo:text-indent="36.00pt"/>
    </style:style>
    <style:style style:name="P93" style:family="paragraph">
      <style:paragraph-properties fo:line-height="150.00%" fo:text-align="justify"/>
    </style:style>
    <style:style style:name="P94" style:family="paragraph">
      <style:paragraph-properties fo:line-height="100.00%" fo:text-align="left"/>
    </style:style>
    <style:style style:name="P95" style:family="paragraph">
      <style:paragraph-properties fo:line-height="100.00%" fo:text-align="center"/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-14.40pt" fo:text-indent="0.00pt"/>
    </style:style>
    <style:style style:name="P98" style:family="paragraph">
      <style:paragraph-properties fo:line-height="150.00%" fo:text-align="left" fo:margin-left="-14.40pt" fo:text-indent="0.00pt"/>
    </style:style>
    <text:list-style style:name="L9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9" style:family="paragraph">
      <style:paragraph-properties fo:line-height="150.00%" fo:text-align="justify" fo:margin-left="-18.00pt" fo:text-indent="18.00pt"/>
    </style:style>
    <style:style style:name="P100" style:family="paragraph">
      <style:paragraph-properties fo:line-height="100.00%" fo:text-align="justify" fo:margin-left="-18.00pt" fo:text-indent="18.00pt"/>
    </style:style>
    <style:style style:name="P101" style:family="paragraph">
      <style:paragraph-properties fo:line-height="100.00%" fo:text-align="left" fo:margin-left="-14.40pt" fo:text-indent="0.00pt"/>
    </style:style>
    <text:list-style style:name="L10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2" style:family="paragraph">
      <style:paragraph-properties fo:line-height="100.00%" fo:text-align="left" fo:margin-left="-18.00pt" fo:text-indent="18.00pt"/>
    </style:style>
    <style:style style:name="P103" style:family="paragraph">
      <style:paragraph-properties fo:line-height="100.00%" fo:text-align="left" fo:margin-left="-14.40pt" fo:text-indent="0.00pt"/>
    </style:style>
    <text:list-style style:name="L10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4" style:family="paragraph">
      <style:paragraph-properties fo:line-height="100.00%" fo:text-align="left" fo:margin-left="-18.00pt" fo:text-indent="18.00pt"/>
    </style:style>
    <style:style style:name="P105" style:family="paragraph">
      <style:paragraph-properties fo:line-height="100.00%" fo:text-align="left" fo:margin-left="-14.40pt" fo:text-indent="0.00pt"/>
    </style:style>
    <text:list-style style:name="L10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6" style:family="paragraph">
      <style:paragraph-properties fo:line-height="100.00%" fo:text-align="left" fo:margin-left="-18.00pt" fo:text-indent="18.00pt"/>
    </style:style>
    <style:style style:name="P107" style:family="paragraph">
      <style:paragraph-properties fo:line-height="100.00%" fo:text-align="left" fo:margin-left="-14.40pt" fo:text-indent="0.00pt"/>
    </style:style>
    <text:list-style style:name="L10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8" style:family="paragraph">
      <style:paragraph-properties fo:line-height="100.00%" fo:text-align="left" fo:margin-left="-18.00pt" fo:text-indent="18.00pt"/>
    </style:style>
    <style:style style:name="P109" style:family="paragraph">
      <style:paragraph-properties fo:line-height="100.00%" fo:text-align="left" fo:margin-left="-14.40pt" fo:text-indent="0.00pt"/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50.00%" fo:text-align="left"/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-14.40pt" fo:text-indent="0.00pt"/>
    </style:style>
    <style:style style:name="P114" style:family="paragraph">
      <style:paragraph-properties fo:line-height="100.00%" fo:text-align="center" fo:margin-left="-14.40pt" fo:text-indent="0.00pt"/>
    </style:style>
    <style:style style:name="P115" style:family="paragraph">
      <style:paragraph-properties fo:line-height="100.00%" fo:text-align="left" fo:margin-left="-14.40pt" fo:text-indent="0.00pt"/>
    </style:style>
    <style:style style:name="P116" style:family="paragraph">
      <style:paragraph-properties fo:line-height="150.00%" fo:text-align="left" fo:margin-left="-14.40pt" fo:text-indent="0.00pt"/>
    </style:style>
    <text:list-style style:name="L1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7" style:family="paragraph">
      <style:paragraph-properties fo:line-height="150.00%" fo:text-align="justify" fo:margin-left="-18.00pt" fo:text-indent="18.00pt"/>
    </style:style>
    <style:style style:name="P118" style:family="paragraph">
      <style:paragraph-properties fo:line-height="100.00%" fo:text-align="left" fo:margin-left="-14.40pt" fo:text-indent="0.00pt"/>
    </style:style>
    <text:list-style style:name="L1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9" style:family="paragraph">
      <style:paragraph-properties fo:line-height="100.00%" fo:text-align="left" fo:margin-left="-18.00pt" fo:text-indent="18.00pt"/>
    </style:style>
    <style:style style:name="P120" style:family="paragraph">
      <style:paragraph-properties fo:line-height="100.00%" fo:text-align="left" fo:margin-left="-14.40pt" fo:text-indent="0.00pt"/>
    </style:style>
    <text:list-style style:name="L1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1" style:family="paragraph">
      <style:paragraph-properties fo:line-height="100.00%" fo:text-align="left" fo:margin-left="-18.00pt" fo:text-indent="18.00pt"/>
    </style:style>
    <style:style style:name="P122" style:family="paragraph">
      <style:paragraph-properties fo:line-height="100.00%" fo:text-align="left" fo:margin-left="-14.40pt" fo:text-indent="0.00pt"/>
    </style:style>
    <text:list-style style:name="L1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3" style:family="paragraph">
      <style:paragraph-properties fo:line-height="100.00%" fo:text-align="left" fo:margin-left="-18.00pt" fo:text-indent="18.00pt"/>
    </style:style>
    <style:style style:name="P124" style:family="paragraph">
      <style:paragraph-properties fo:line-height="100.00%" fo:text-align="left" fo:margin-left="-0.15pt" fo:text-indent="0.00pt"/>
    </style:style>
    <style:style style:name="P125" style:family="paragraph">
      <style:paragraph-properties fo:line-height="100.00%" fo:text-align="left" fo:margin-left="-14.40pt" fo:text-indent="0.00pt"/>
    </style:style>
    <text:list-style style:name="L1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6" style:family="paragraph">
      <style:paragraph-properties fo:line-height="100.00%" fo:text-align="left" fo:margin-left="-18.00pt" fo:text-indent="18.00pt"/>
    </style:style>
    <style:style style:name="P127" style:family="paragraph">
      <style:paragraph-properties fo:line-height="100.00%" fo:text-align="left" fo:margin-left="-14.40pt" fo:text-indent="0.00pt"/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50.00%" fo:text-align="justify" fo:margin-left="-14.40pt" fo:text-indent="0.00pt"/>
    </style:style>
    <style:style style:name="P130" style:family="paragraph">
      <style:paragraph-properties fo:line-height="100.00%" fo:text-align="left" fo:margin-left="-14.40pt" fo:text-indent="0.00pt"/>
    </style:style>
    <style:style style:name="P131" style:family="paragraph">
      <style:paragraph-properties fo:line-height="100.00%" fo:text-align="left" fo:margin-top="14.00pt" fo:margin-bottom="14.00pt"/>
    </style:style>
    <style:style style:name="P132" style:family="paragraph">
      <style:paragraph-properties fo:line-height="100.00%" fo:text-align="left" fo:margin-left="36.00pt" fo:text-indent="36.00pt" fo:margin-top="14.00pt" fo:margin-bottom="14.00pt"/>
    </style:style>
    <style:style style:name="P133" style:family="paragraph">
      <style:paragraph-properties fo:line-height="100.00%" fo:text-align="left" fo:margin-left="-14.40pt" fo:text-indent="14.40pt"/>
    </style:style>
    <style:style style:name="P134" style:family="paragraph">
      <style:paragraph-properties fo:line-height="150.00%" fo:text-align="justify" fo:margin-left="9.60pt" fo:text-indent="0.00pt"/>
    </style:style>
    <style:style style:name="P135" style:family="paragraph">
      <style:paragraph-properties fo:line-height="150.00%" fo:text-align="justify"/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50.00%" fo:text-align="justify" fo:margin-left="0.00pt" fo:text-indent="9.35pt"/>
    </style:style>
    <style:style style:name="P138" style:family="paragraph">
      <style:paragraph-properties fo:line-height="150.00%" fo:text-align="justify"/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center"/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50.00%" fo:text-align="justify"/>
    </style:style>
    <style:style style:name="P143" style:family="paragraph">
      <style:paragraph-properties fo:line-height="100.00%" fo:text-align="justify"/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left" fo:margin-left="-14.40pt" fo:text-indent="0.00pt"/>
    </style:style>
    <style:style style:name="P146" style:family="paragraph">
      <style:paragraph-properties fo:line-height="100.00%" fo:text-align="left"/>
    </style:style>
    <style:style style:name="P147" style:family="paragraph">
      <style:paragraph-properties fo:line-height="150.00%" fo:text-align="justify"/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center"/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50.00%" fo:text-align="justify"/>
    </style:style>
    <style:style style:name="P152" style:family="paragraph">
      <style:paragraph-properties fo:line-height="150.00%" fo:text-align="justify" fo:margin-left="-14.40pt" fo:text-indent="0.00pt"/>
    </style:style>
    <style:style style:name="P153" style:family="paragraph">
      <style:paragraph-properties fo:line-height="150.00%" fo:text-align="justify"/>
    </style:style>
    <style:style style:name="P154" style:family="paragraph">
      <style:paragraph-properties fo:line-height="150.00%" fo:text-align="justify" fo:margin-left="18.00pt" fo:text-indent="-18.00pt"/>
    </style:style>
    <style:style style:name="P155" style:family="paragraph">
      <style:paragraph-properties fo:line-height="150.00%" fo:text-align="justify"/>
    </style:style>
    <style:style style:name="P156" style:family="paragraph">
      <style:paragraph-properties fo:line-height="150.00%" fo:text-align="justify" fo:margin-left="18.00pt" fo:text-indent="-18.00pt"/>
    </style:style>
    <style:style style:name="P157" style:family="paragraph">
      <style:paragraph-properties fo:line-height="150.00%" fo:text-align="justify"/>
    </style:style>
    <style:style style:name="P158" style:family="paragraph">
      <style:paragraph-properties fo:line-height="150.00%" fo:text-align="justify" fo:margin-left="-14.40pt" fo:text-indent="0.00pt"/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50.00%" fo:text-align="justify"/>
    </style:style>
    <style:style style:name="P161" style:family="paragraph">
      <style:paragraph-properties fo:line-height="100.00%" fo:text-align="left"/>
    </style:style>
    <style:style style:name="P162" style:family="paragraph">
      <style:paragraph-properties fo:line-height="100.00%" fo:text-align="left" fo:margin-left="72.00pt" fo:text-indent="36.00pt"/>
    </style:style>
    <style:style style:name="P163" style:family="paragraph">
      <style:paragraph-properties fo:line-height="100.00%" fo:text-align="left"/>
    </style:style>
    <style:style style:name="P164" style:family="paragraph">
      <style:paragraph-properties fo:line-height="100.00%" fo:text-align="center"/>
    </style:style>
    <style:style style:name="P165" style:family="paragraph">
      <style:paragraph-properties fo:line-height="150.00%" fo:text-align="justify"/>
    </style:style>
    <style:style style:name="P166" style:family="paragraph">
      <style:paragraph-properties fo:line-height="150.00%" fo:text-align="justify" fo:margin-left="-14.40pt" fo:text-indent="0.00pt"/>
    </style:style>
    <style:style style:name="P167" style:family="paragraph">
      <style:paragraph-properties fo:line-height="150.00%" fo:text-align="justify"/>
    </style:style>
    <style:style style:name="P168" style:family="paragraph">
      <style:paragraph-properties fo:line-height="150.00%" fo:text-align="justify" fo:margin-left="18.00pt" fo:text-indent="-18.00pt"/>
    </style:style>
    <style:style style:name="P169" style:family="paragraph">
      <style:paragraph-properties fo:line-height="150.00%" fo:text-align="justify"/>
    </style:style>
    <style:style style:name="P170" style:family="paragraph">
      <style:paragraph-properties fo:line-height="100.00%" fo:text-align="left" fo:margin-left="-14.40pt" fo:text-indent="0.00pt"/>
    </style:style>
    <style:style style:name="P171" style:family="paragraph">
      <style:paragraph-properties fo:line-height="100.00%" fo:text-align="left"/>
    </style:style>
    <style:style style:name="P172" style:family="paragraph">
      <style:paragraph-properties fo:line-height="150.00%" fo:text-align="justify"/>
    </style:style>
    <style:style style:name="P173" style:family="paragraph">
      <style:paragraph-properties fo:line-height="100.00%" fo:text-align="left"/>
    </style:style>
    <style:style style:name="P174" style:family="paragraph">
      <style:paragraph-properties fo:line-height="100.00%" fo:text-align="center" fo:margin-left="-14.40pt" fo:text-indent="0.00pt"/>
    </style:style>
    <style:style style:name="P175" style:family="paragraph">
      <style:paragraph-properties fo:line-height="100.00%" fo:text-align="center"/>
    </style:style>
    <style:style style:name="P176" style:family="paragraph">
      <style:paragraph-properties fo:line-height="150.00%" fo:text-align="left"/>
    </style:style>
    <style:style style:name="P177" style:family="paragraph">
      <style:paragraph-properties fo:line-height="150.00%" fo:text-align="left" fo:margin-left="-14.40pt" fo:text-indent="0.00pt"/>
    </style:style>
    <style:style style:name="P178" style:family="paragraph">
      <style:paragraph-properties fo:line-height="150.00%" fo:text-align="left"/>
    </style:style>
    <style:style style:name="P179" style:family="paragraph">
      <style:paragraph-properties fo:line-height="150.00%" fo:text-align="left" fo:margin-left="-14.40pt" fo:text-indent="14.40pt"/>
    </style:style>
    <style:style style:name="P180" style:family="paragraph">
      <style:paragraph-properties fo:line-height="150.00%" fo:text-align="left" fo:margin-left="36.00pt" fo:text-indent="-36.00pt"/>
    </style:style>
    <style:style style:name="P181" style:family="paragraph">
      <style:paragraph-properties fo:line-height="150.00%" fo:text-align="left" fo:margin-left="-14.40pt" fo:text-indent="14.40pt"/>
    </style:style>
    <style:style style:name="P182" style:family="paragraph">
      <style:paragraph-properties fo:line-height="100.00%" fo:text-align="left" fo:margin-left="-14.40pt" fo:text-indent="14.40pt"/>
    </style:style>
    <style:style style:name="P183" style:family="paragraph">
      <style:paragraph-properties fo:line-height="100.00%" fo:text-align="left"/>
    </style:style>
    <style:style style:name="P18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85" style:family="paragraph">
      <style:paragraph-properties fo:line-height="100.00%" fo:text-align="left"/>
    </style:style>
    <style:style style:name="P186" style:family="paragraph">
      <style:paragraph-properties fo:line-height="150.00%" fo:text-align="justify"/>
    </style:style>
    <style:style style:name="P187" style:family="paragraph">
      <style:paragraph-properties fo:line-height="150.00%" fo:text-align="center" fo:margin-left="-14.15pt" fo:text-indent="0.00pt"/>
    </style:style>
    <style:style style:name="P188" style:family="paragraph">
      <style:paragraph-properties fo:line-height="150.00%" fo:text-align="left" fo:margin-left="-14.15pt" fo:text-indent="0.00pt"/>
    </style:style>
    <style:style style:name="P189" style:family="paragraph">
      <style:paragraph-properties fo:line-height="150.00%" fo:text-align="center"/>
    </style:style>
    <style:style style:name="P190" style:family="paragraph">
      <style:paragraph-properties fo:line-height="150.00%" fo:text-align="justify"/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00.00%" fo:text-align="left" fo:margin-bottom="14.15pt"/>
    </style:style>
    <style:style style:name="P193" style:family="paragraph">
      <style:paragraph-properties fo:line-height="150.00%" fo:text-align="justify"/>
    </style:style>
    <style:style style:name="P194" style:family="paragraph">
      <style:paragraph-properties fo:line-height="150.00%" fo:text-align="center"/>
    </style:style>
    <style:style style:name="P195" style:family="paragraph">
      <style:paragraph-properties fo:line-height="150.00%" fo:text-align="justify"/>
    </style:style>
    <style:style style:name="P196" style:family="paragraph">
      <style:paragraph-properties fo:line-height="100.00%" fo:text-align="justify" fo:margin-bottom="14.15pt"/>
    </style:style>
    <text:list-style style:name="L197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97" style:family="paragraph">
      <style:paragraph-properties fo:line-height="100.00%" fo:text-align="justify"/>
    </style:style>
    <style:style style:name="P198" style:family="paragraph">
      <style:paragraph-properties fo:line-height="100.00%" fo:text-align="justify" fo:margin-bottom="14.15pt"/>
    </style:style>
    <style:style style:name="P199" style:family="paragraph">
      <style:paragraph-properties fo:line-height="100.00%" fo:text-align="justify" fo:margin-bottom="14.15pt"/>
    </style:style>
    <style:style style:name="P200" style:family="paragraph">
      <style:paragraph-properties fo:line-height="150.00%" fo:text-align="justify"/>
    </style:style>
    <style:style style:name="P201" style:family="paragraph">
      <style:paragraph-properties fo:line-height="100.00%" fo:text-align="left" fo:margin-bottom="14.15pt"/>
    </style:style>
    <style:style style:name="P202" style:family="paragraph">
      <style:paragraph-properties fo:line-height="150.00%" fo:text-align="justify"/>
    </style:style>
    <style:style style:name="P203" style:family="paragraph">
      <style:paragraph-properties fo:line-height="100.00%" fo:text-align="left" fo:margin-bottom="14.15pt"/>
    </style:style>
    <style:style style:name="P204" style:family="paragraph">
      <style:paragraph-properties fo:line-height="100.00%" fo:text-align="left"/>
    </style:style>
    <style:style style:name="P205" style:family="paragraph">
      <style:paragraph-properties fo:line-height="100.00%" fo:text-align="left" fo:margin-bottom="14.15pt"/>
    </style:style>
    <style:style style:name="P206" style:family="paragraph">
      <style:paragraph-properties fo:line-height="100.00%" fo:text-align="left"/>
    </style:style>
    <style:style style:name="P207" style:family="paragraph">
      <style:paragraph-properties fo:line-height="100.00%" fo:text-align="left" fo:margin-bottom="14.15pt"/>
    </style:style>
    <style:style style:name="P208" style:family="paragraph">
      <style:paragraph-properties fo:line-height="100.00%" fo:text-align="center" fo:margin-bottom="14.15pt"/>
    </style:style>
    <style:style style:name="P209" style:family="paragraph">
      <style:paragraph-properties fo:line-height="100.00%" fo:text-align="left" fo:margin-bottom="14.15pt"/>
    </style:style>
    <style:style style:name="P210" style:family="paragraph">
      <style:paragraph-properties fo:line-height="100.00%" fo:text-align="left"/>
    </style:style>
    <style:style style:name="P211" style:family="paragraph">
      <style:paragraph-properties fo:line-height="100.00%" fo:text-align="left" fo:margin-bottom="14.15pt"/>
    </style:style>
    <style:style style:name="P212" style:family="paragraph">
      <style:paragraph-properties fo:line-height="100.00%" fo:text-align="left"/>
    </style:style>
    <style:style style:name="P213" style:family="paragraph">
      <style:paragraph-properties fo:line-height="100.00%" fo:text-align="left" fo:margin-bottom="14.15pt"/>
    </style:style>
    <style:style style:name="P214" style:family="paragraph">
      <style:paragraph-properties fo:line-height="100.00%" fo:text-align="left"/>
    </style:style>
    <style:style style:name="P215" style:family="paragraph">
      <style:paragraph-properties fo:line-height="100.00%" fo:text-align="left" fo:margin-bottom="14.15pt"/>
    </style:style>
    <style:style style:name="TableColumn0100" style:family="table-column">
      <style:table-column-properties style:column-width="3.352778in"/>
    </style:style>
    <style:style style:name="TableColumn0101" style:family="table-column">
      <style:table-column-properties style:column-width="3.353472in"/>
    </style:style>
    <style:style style:name="Table01" style:family="table">
      <style:table-properties style:width="6.7062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AMC 13202 Object Oriented Programming Lab</text:span></text:p>
      <text:p text:style-name="P1"><text:span text:style-name="T2">Lab Manual</text:span></text:p>
      <text:p text:style-name="P1"><text:span text:style-name="T2">Department of Mathematics &amp; Computing, IIT (ISM) Dhanbad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3"><text:span text:style-name="T4">Getting Started</text:span><text:span text:style-name="T5"><text:line-break/>This lab manual gives programming problems in C++, provides instructions</text:span></text:p>
            <text:p text:style-name="P3"><text:span text:style-name="T5">to implement them, and provides sample output of a successful and complete</text:span></text:p>
            <text:p text:style-name="P3"><text:span text:style-name="T5">implementation. The programs in this manual are carefully selected from the the accompanying theory course (AMC 13201Object Oriented Programming). The lecture plan/syllabus of the theory and this labshould be available from respective instructors.</text:span></text:p>
            <text:p text:style-name="P3"><text:span text:style-name="T5">In order to prepare for conducting lab experiments, please learn C++ and gitby</text:span></text:p>
            <text:p text:style-name="P3"><text:span text:style-name="T5">completing the corresponding (free) course from</text:span></text:p>
            <text:p text:style-name="P3"><text:a xlink:href="http://www.https://www.codecademy.com/"><text:span text:style-name="T6">http://www.https://www.codecademy.com/</text:span></text:a><text:span text:style-name="T7"/></text:p>
            <text:p text:style-name="P3"><text:span text:style-name="T8">You are highly encouraged to take a look at this website! Our labs are equipped with Linuxmachines. However, you are encouraged and welcome to bring your laptops to the lab. Please install a CPP IDE and compiler on your laptops before coming to the first lab.</text:span></text:p>
            <text:p text:style-name="P3"><text:span text:style-name="T9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6"><text:span text:style-name="T10">Electronic Lab Report</text:span></text:p>
            <text:p text:style-name="P6"><text:span text:style-name="T11">The lab report in electronic format should be maintained by students and is due at the end of the semester. Please create a git directory and create a readme.txt file inside it with following entries</text:span></text:p>
            <text:p text:style-name="P6"><text:span text:style-name="T11">1. Name and Admission number of the student</text:span></text:p>
            <text:p text:style-name="P6"><text:span text:style-name="T11">2. A table of experiments and the corresponding cpp filenames, e.g.,</text:span></text:p>
            <text:p text:style-name="P6"><text:span text:style-name="T11">| experiment no. | main filename<text:s text:c="4"/>| commit id | date<text:s text:c="9"/>|</text:span></text:p>
            <text:p text:style-name="P6"><text:span text:style-name="T11">|----------|----------- |-------|-------|</text:span></text:p>
            <text:p text:style-name="P6"><text:span text:style-name="T11">| 2(a)<text:s text:c="14"/>| matchainmult.cpp |abcd8239f|02.08.2019|</text:span></text:p>
            <text:p text:style-name="P6"><text:span text:style-name="T11">3. You should regularly commit your assignment to the git repo.</text:span></text:p>
            <text:p text:style-name="P6"><text:span text:style-name="T11">4. Place all program files inside the same directory.</text:span></text:p>
            <text:p text:style-name="P6"><text:span text:style-name="T12"/></text:p>
          </table:table-cell>
          <table:covered-table-cell/>
        </table:table-row>
        <table:table-row table:style-name="TableRow0102">
          <table:table-cell table:style-name="TableCell010200" table:number-columns-spanned="2">
            <text:p text:style-name="P8"><text:span text:style-name="T13">Grade</text:span></text:p>
            <text:p text:style-name="P8"><text:span text:style-name="T14">One coding assignment in the lab before midsemester exam worth 40%. Final exam worth 60% will consists of attendance,electronic lab report submission, and a coding assignment in the lab.</text:span></text:p>
            <text:p text:style-name="P8"><text:span text:style-name="T15"/></text:p>
          </table:table-cell>
          <table:covered-table-cell/>
        </table:table-row>
        <table:table-row table:style-name="TableRow0103">
          <table:table-cell table:style-name="TableCell010300">
            <text:p text:style-name="P11"><text:span text:style-name="T16">L -T-P: 0-0-3</text:span><text:span text:style-name="T17"/></text:p>
          </table:table-cell>
          <table:table-cell table:style-name="TableCell010301">
            <text:p text:style-name="P11"><text:span text:style-name="T17"/></text:p>
          </table:table-cell>
        </table:table-row>
      </table:table>
      <text:p text:style-name="P13"><text:span text:style-name="T18">List of Experiments</text:span></text:p>
      <text:p text:style-name="P14"><text:span text:style-name="T19"/></text:p>
      <text:p text:style-name="P14"><text:span text:style-name="T19"/></text:p>
      <text:p text:style-name="P14"><text:span text:style-name="T20">EX NO : 1<text:tab/>Getting acquainted with Git</text:span></text:p>
      <text:p text:style-name="P14"><text:span text:style-name="T21"/></text:p>
      <text:p text:style-name="P14"><text:span text:style-name="T22">EX NO : 2<text:tab/>Getting acquainted with C++</text:span></text:p>
      <text:p text:style-name="P14"><text:span text:style-name="T23"/></text:p>
      <text:p text:style-name="P14"><text:span text:style-name="T24">EX NO : 3<text:tab/>A)</text:span><text:span text:style-name="T25"><text:s/></text:span><text:span text:style-name="T26">Income Tax Calculation Using Default Arguments</text:span></text:p>
      <text:p text:style-name="P15"><text:span text:style-name="T26">B) Categorizing Employees Based On Designation Using Static</text:span></text:p>
      <text:p text:style-name="P16"><text:span text:style-name="T26"><text:s text:c="2"/>Members</text:span></text:p>
      <text:p text:style-name="P17"><text:span text:style-name="T26"><text:tab/>C) Addition Of Two Private Data Members Using Friend Functions</text:span></text:p>
      <text:p text:style-name="P18"><text:span text:style-name="T27"/></text:p>
      <text:p text:style-name="P18"><text:span text:style-name="T28">EX NO : 4<text:tab/>Matrix Vector Multiplication<text:s text:c="4"/></text:span></text:p>
      <text:p text:style-name="P18"><text:span text:style-name="T29"/></text:p>
      <text:p text:style-name="P19"><text:span text:style-name="T30">EX NO : 5<text:s text:c="3"/><text:tab/>Manipulation Of Complex Numbers Using Operator Overloading And Type Conversions</text:span></text:p>
      <text:p text:style-name="P19"><text:span text:style-name="T31"><text:s text:c="7"/></text:span></text:p>
      <text:p text:style-name="P20"><text:span text:style-name="T32">EX NO : 6<text:s text:c="3"/><text:tab/>Matrix Manipulation Using Dynamic Memory Allocation</text:span></text:p>
      <text:p text:style-name="P21"><text:span text:style-name="T33"/></text:p>
      <text:p text:style-name="P21"><text:span text:style-name="T34">EX NO : 7<text:s text:c="3"/><text:tab/>Overloading New And Delete Operators</text:span></text:p>
      <text:p text:style-name="P21"><text:span text:style-name="T35"/></text:p>
      <text:p text:style-name="P21"><text:span text:style-name="T36">EX NO : 8<text:tab/>Implementation Of<text:s text:c="2"/>Linked List Using Templates<text:s text:c="3"/></text:span></text:p>
      <text:p text:style-name="P21"><text:span text:style-name="T37"/></text:p>
      <text:p text:style-name="P22"><text:span text:style-name="T38">EX NO : 9<text:s text:c="2"/><text:tab/>A) Implementation Of<text:s text:c="2"/>Bubble Sort And Insertion Sort Using</text:span></text:p>
      <text:p text:style-name="P23"><text:span text:style-name="T38"><text:s text:c="4"/>Templates</text:span></text:p>
      <text:p text:style-name="P23"><text:span text:style-name="T38">B) Implementation Of<text:s text:c="2"/>Quick Sort And Merge Sort Using </text:span></text:p>
      <text:p text:style-name="P24"><text:span text:style-name="T38"><text:s text:c="4"/>Templates</text:span></text:p>
      <text:p text:style-name="P24"><text:span text:style-name="T39"/></text:p>
      <text:p text:style-name="P25"><text:span text:style-name="T40">EX NO : 10<text:tab/>Getting acquainted with Java</text:span></text:p>
      <text:p text:style-name="P26"><text:span text:style-name="T41"/></text:p>
      <text:p text:style-name="P27"><text:span text:style-name="T42">EX NO : 11<text:tab/>“Hello World” in Java</text:span></text:p>
      <text:p text:style-name="P27"><text:span text:style-name="T43"/></text:p>
      <text:p text:style-name="P27"><text:span text:style-name="T44">EX NO : 12<text:tab/>Create all of the primitives (except long and double) with <text:tab/><text:tab/><text:tab/>different values. Concatenate them into a string and print it to <text:tab/><text:tab/>the screen so it will print: H3110 w0r1d 2.0 true</text:span></text:p>
      <text:p text:style-name="P27"><text:span text:style-name="T45"/></text:p>
      <text:p text:style-name="P27"><text:span text:style-name="T46">EX NO : 13<text:tab/>Write a conditional statement that prints “It’s true”.</text:span></text:p>
      <text:p text:style-name="P28"><text:span text:style-name="T47">Getting acquainted with Git</text:span></text:p>
      <text:p text:style-name="P29"><text:span text:style-name="T48"/></text:p>
      <text:p text:style-name="P29"><text:span text:style-name="T49">Aim:</text:span></text:p>
      <text:p text:style-name="P30"><text:span text:style-name="T50"><text:s text:c="8"/>To complete Git tutorial on codecademy.com. Git is a version control system for electronic files.</text:span></text:p>
      <text:p text:style-name="P30"><text:span text:style-name="T51"/></text:p>
      <text:p text:style-name="P31"><text:span text:style-name="T52">Algorithm:</text:span></text:p>
      <text:list text:style-name="L32">
        <text:list-item>
          <text:p text:style-name="P32"><text:span text:style-name="T53">Start.</text:span></text:p>
        </text:list-item>
        <text:list-item>
          <text:p text:style-name="P32"><text:span text:style-name="T53">Install git from command line using instruction available online.</text:span></text:p>
        </text:list-item>
        <text:list-item>
          <text:p text:style-name="P32"><text:span text:style-name="T53">Create an account on codecademy.com using IIT ISM email.</text:span></text:p>
        </text:list-item>
        <text:list-item>
          <text:p text:style-name="P32"><text:span text:style-name="T53">Complete the free course.</text:span></text:p>
        </text:list-item>
        <text:list-item>
          <text:p text:style-name="P32"><text:span text:style-name="T53">Submit the certificate to the lab in-charge.</text:span></text:p>
        </text:list-item>
        <text:list-item>
          <text:p text:style-name="P32"><text:span text:style-name="T53">Stop.</text:span></text:p>
        </text:list-item>
      </text:list>
      <text:p text:style-name="P33"><text:span text:style-name="T54"/></text:p>
      <text:p text:style-name="P34"><text:span text:style-name="T55">Result</text:span><text:span text:style-name="T56">:</text:span></text:p>
      <text:p text:style-name="P34"><text:span text:style-name="T56">The students will have gotten a basic understanding of the version control system.</text:span></text:p>
      <text:p text:style-name="P34"><text:span text:style-name="T57"/></text:p>
      <text:p text:style-name="P34"><text:span text:style-name="T58">Question 1: What is the staging area?</text:span></text:p>
      <text:p text:style-name="P34"><text:span text:style-name="T58">Answer : staging area is place where files are left to commit.</text:span></text:p>
      <text:p text:style-name="P34"><text:span text:style-name="T58">Question 2: How do you view commit log for a particular file?</text:span></text:p>
      <text:p text:style-name="P34"><text:span text:style-name="T58">Answer : git log -p -- path\of\file</text:span></text:p>
      <text:p text:style-name="P35"><text:span text:style-name="T59">Getting acquainted with C++</text:span></text:p>
      <text:p text:style-name="P36"><text:span text:style-name="T59">Aim:</text:span></text:p>
      <text:p text:style-name="P36"><text:span text:style-name="T60">To get acquainted with C++ basic data types and object oriented principles.</text:span></text:p>
      <text:p text:style-name="P36"><text:span text:style-name="T61"/></text:p>
      <text:p text:style-name="P36"><text:span text:style-name="T62">Algorithm:</text:span></text:p>
      <text:p text:style-name="P36"><text:span text:style-name="T63">1. Start.</text:span></text:p>
      <text:p text:style-name="P36"><text:span text:style-name="T63">2. Open an account on codecademy.com with IIT ISM email address.</text:span></text:p>
      <text:p text:style-name="P36"><text:span text:style-name="T63">3. Start “Lean C++” course for free.</text:span></text:p>
      <text:p text:style-name="P36"><text:span text:style-name="T63">4. Complete the course.</text:span></text:p>
      <text:p text:style-name="P36"><text:span text:style-name="T63">5. Submit the completion certificate to the lab in-charge.</text:span></text:p>
      <text:p text:style-name="P36"><text:span text:style-name="T63">6. Stop.</text:span></text:p>
      <text:p text:style-name="P36"><text:span text:style-name="T64"/></text:p>
      <text:p text:style-name="P36"><text:span text:style-name="T65">Result:</text:span></text:p>
      <text:p text:style-name="P36"><text:span text:style-name="T66">Students will have gotten a basic understanding of the C++ fundamentals.</text:span></text:p>
      <text:p text:style-name="P36"><text:span text:style-name="T67"/></text:p>
      <text:p text:style-name="P36"><text:span text:style-name="T68">Question 1: What is a function? Implement it.</text:span></text:p>
      <text:p text:style-name="P36"><text:span text:style-name="T68">Question 2: What is a class? Implement it.</text:span></text:p>
      <text:p text:style-name="P37"><text:span text:style-name="T69">Income Tax Calculation Using Default Arguments</text:span></text:p>
      <text:p text:style-name="P38"><text:span text:style-name="T70"/></text:p>
      <text:p text:style-name="P39"><text:span text:style-name="T71">Aim:</text:span></text:p>
      <text:p text:style-name="P40"><text:span text:style-name="T71"><text:s text:c="8"/></text:span><text:span text:style-name="T72">To write a C++ program to calculate income tax using default arguments.</text:span></text:p>
      <text:p text:style-name="P40"><text:span text:style-name="T73"/></text:p>
      <text:p text:style-name="P40"><text:span text:style-name="T74">Algorithm:</text:span></text:p>
      <text:list text:style-name="L41">
        <text:list-item>
          <text:p text:style-name="P41"><text:span text:style-name="T75">Start.</text:span></text:p>
        </text:list-item>
        <text:list-item>
          <text:p text:style-name="P41"><text:span text:style-name="T75">Create a class with two data members, name and salary.</text:span></text:p>
        </text:list-item>
        <text:list-item>
          <text:p text:style-name="P41"><text:span text:style-name="T75">Create two functions , one for calculating income tax using default percentage and other for calculating income tax using tax percentage read from the user.</text:span></text:p>
        </text:list-item>
        <text:list-item>
          <text:p text:style-name="P41"><text:span text:style-name="T75">First get the salary amount from the user.</text:span></text:p>
        </text:list-item>
        <text:list-item>
          <text:p text:style-name="P41"><text:span text:style-name="T75">Calculate income tax to be paid by both the methods.</text:span></text:p>
        </text:list-item>
        <text:list-item>
          <text:p text:style-name="P41"><text:span text:style-name="T75">Finally display the tax amount to be paid.</text:span></text:p>
        </text:list-item>
        <text:list-item>
          <text:p text:style-name="P41"><text:span text:style-name="T75">Stop.</text:span></text:p>
        </text:list-item>
      </text:list>
      <text:p text:style-name="P42"><text:span text:style-name="T76"/></text:p>
      <text:p text:style-name="P42"><text:span text:style-name="T77">Sample input and output:</text:span></text:p>
      <text:p text:style-name="P42"><text:span text:style-name="T78"/></text:p>
      <text:p text:style-name="P42"><text:span text:style-name="T79">MENU</text:span></text:p>
      <text:p text:style-name="P42"><text:span text:style-name="T79">---------</text:span></text:p>
      <text:list text:style-name="L43">
        <text:list-item>
          <text:p text:style-name="P43"><text:span text:style-name="T79">Default tax percentage calculation</text:span></text:p>
        </text:list-item>
        <text:list-item>
          <text:p text:style-name="P43"><text:span text:style-name="T79">Getting tax percentage from the user</text:span></text:p>
        </text:list-item>
        <text:list-item>
          <text:p text:style-name="P43"><text:span text:style-name="T79">Exit</text:span></text:p>
        </text:list-item>
      </text:list>
      <text:p text:style-name="P44"><text:span text:style-name="T80"/></text:p>
      <text:p text:style-name="P44"><text:span text:style-name="T81">Enter the option = 1</text:span></text:p>
      <text:p text:style-name="P44"><text:span text:style-name="T81">Enter the name<text:s text:c="17"/>: Ramu</text:span></text:p>
      <text:p text:style-name="P44"><text:span text:style-name="T81">Enter the salary amount<text:s text:c="2"/>: Rs. 15000</text:span></text:p>
      <text:p text:style-name="P44"><text:span text:style-name="T82"/></text:p>
      <text:p text:style-name="P44"><text:span text:style-name="T83">NAME<text:s text:c="15"/>: Ramu</text:span></text:p>
      <text:p text:style-name="P44"><text:span text:style-name="T83">SALARY<text:s text:c="11"/>: Rs.15000</text:span></text:p>
      <text:p text:style-name="P44"><text:span text:style-name="T83">INCOME TAX : Rs. 7500</text:span></text:p>
      <text:p text:style-name="P44"><text:span text:style-name="T84"/></text:p>
      <text:p text:style-name="P44"><text:span text:style-name="T85">MENU</text:span></text:p>
      <text:p text:style-name="P44"><text:span text:style-name="T85">---------</text:span></text:p>
      <text:list text:style-name="L45">
        <text:list-item>
          <text:p text:style-name="P45"><text:span text:style-name="T85">Default tax percentage calculation</text:span></text:p>
        </text:list-item>
        <text:list-item>
          <text:p text:style-name="P45"><text:span text:style-name="T85">Getting tax percentage from the user</text:span></text:p>
        </text:list-item>
        <text:list-item>
          <text:p text:style-name="P45"><text:span text:style-name="T85">Exit</text:span></text:p>
        </text:list-item>
      </text:list>
      <text:p text:style-name="P46"><text:span text:style-name="T86"/></text:p>
      <text:p text:style-name="P46"><text:span text:style-name="T87">Enter the option = 2</text:span></text:p>
      <text:p text:style-name="P46"><text:span text:style-name="T87">Enter the name<text:s text:c="17"/>: Samuel</text:span></text:p>
      <text:p text:style-name="P46"><text:span text:style-name="T87">Enter the salary amount<text:s text:c="2"/>: Rs. 15000</text:span></text:p>
      <text:p text:style-name="P46"><text:span text:style-name="T87">Enter the tax percent<text:s text:c="7"/>: 0.05</text:span></text:p>
      <text:p text:style-name="P46"><text:span text:style-name="T88"/></text:p>
      <text:p text:style-name="P46"><text:span text:style-name="T89">NAME<text:s text:c="15"/>: Samuel</text:span></text:p>
      <text:p text:style-name="P46"><text:span text:style-name="T89">SALARY<text:s text:c="11"/>: Rs.15000</text:span></text:p>
      <text:p text:style-name="P46"><text:span text:style-name="T89">INCOME TAX : Rs. 750</text:span></text:p>
      <text:p text:style-name="P46"><text:span text:style-name="T90"/></text:p>
      <text:p text:style-name="P46"><text:span text:style-name="T90"/></text:p>
      <text:p text:style-name="P46"><text:span text:style-name="T91">MENU</text:span></text:p>
      <text:p text:style-name="P46"><text:span text:style-name="T91">---------</text:span></text:p>
      <text:list text:style-name="L47">
        <text:list-item>
          <text:p text:style-name="P47"><text:span text:style-name="T91">Default tax percentage calculation</text:span></text:p>
        </text:list-item>
        <text:list-item>
          <text:p text:style-name="P47"><text:span text:style-name="T91">Getting tax percentage from the user</text:span></text:p>
        </text:list-item>
        <text:list-item>
          <text:p text:style-name="P47"><text:span text:style-name="T91">Exit</text:span></text:p>
        </text:list-item>
      </text:list>
      <text:p text:style-name="P48"><text:span text:style-name="T92"/></text:p>
      <text:p text:style-name="P48"><text:span text:style-name="T93">Enter the option = </text:span></text:p>
      <text:p text:style-name="P48"><text:span text:style-name="T93">Press any key to continue!!!</text:span></text:p>
      <text:p text:style-name="P48"><text:span text:style-name="T94"/></text:p>
      <text:p text:style-name="P48"><text:span text:style-name="T94"/></text:p>
      <text:p text:style-name="P48"><text:span text:style-name="T95">Result:</text:span></text:p>
      <text:p text:style-name="P49"><text:span text:style-name="T96"><text:tab/>Thus<text:s/></text:span><text:span text:style-name="T97">a C++ program for calculating income tax using default arguments<text:s/></text:span><text:span text:style-name="T98">has been executed successfully.</text:span></text:p>
      <text:p text:style-name="P49"><text:span text:style-name="T99"/></text:p>
      <text:p text:style-name="P49"><text:span text:style-name="T100">Question 1: What could me other data members that are relevant to this class?</text:span></text:p>
      <text:p text:style-name="P49"><text:span text:style-name="T100">Ans :- Age, Number of family members , Marital status, Sex;</text:span></text:p>
      <text:p text:style-name="P49"><text:span text:style-name="T100">Question 2: Which members of this class are public and which are private?</text:span></text:p>
      <text:p text:style-name="P49"><text:span text:style-name="T100">Ans :- Data members are private and function members are public.</text:span></text:p>
      <text:p text:style-name="P50"><text:span text:style-name="T101"/></text:p>
      <text:p text:style-name="P51"><text:span text:style-name="T101"/></text:p>
      <text:p text:style-name="P51"><text:span text:style-name="T102">CATEGORIZING EMPLOYEES BASED ON DESIGNATION</text:span></text:p>
      <text:p text:style-name="P52"><text:span text:style-name="T102"><text:s text:c="21"/>USING STATIC DATA MEMBERS</text:span></text:p>
      <text:p text:style-name="P53"><text:span text:style-name="T103"/></text:p>
      <text:p text:style-name="P53"><text:span text:style-name="T104">Aim:</text:span></text:p>
      <text:p text:style-name="P54"><text:span text:style-name="T104"><text:s text:c="8"/></text:span><text:span text:style-name="T105">To write a C++ program to categorize employees based on designation using static data members.</text:span></text:p>
      <text:p text:style-name="P54"><text:span text:style-name="T106"/></text:p>
      <text:p text:style-name="P54"><text:span text:style-name="T107">Algorithm:</text:span></text:p>
      <text:list text:style-name="L55">
        <text:list-item>
          <text:p text:style-name="P55"><text:span text:style-name="T108">Start</text:span></text:p>
        </text:list-item>
        <text:list-item>
          <text:p text:style-name="P55"><text:span text:style-name="T108">Create a class for employee with two count variables declaring as a static member employee id, name and designation as other data members.</text:span></text:p>
        </text:list-item>
        <text:list-item>
          <text:p text:style-name="P55"><text:span text:style-name="T108">Get the employee id name and designation from the user.</text:span></text:p>
        </text:list-item>
        <text:list-item>
          <text:p text:style-name="P55"><text:span text:style-name="T108">If the designation is MANAGER increment first count by 1 and if it is ENGINEER increment second count by 1.</text:span></text:p>
        </text:list-item>
        <text:list-item>
          <text:p text:style-name="P55"><text:span text:style-name="T108">Finally display the total number of managers, engineers and employees.</text:span></text:p>
        </text:list-item>
        <text:list-item>
          <text:p text:style-name="P55"><text:span text:style-name="T108">Stop.</text:span></text:p>
        </text:list-item>
      </text:list>
      <text:p text:style-name="P56"><text:span text:style-name="T109"/></text:p>
      <text:p text:style-name="P56"><text:span text:style-name="T110">Sample input and output:</text:span></text:p>
      <text:p text:style-name="P56"><text:span text:style-name="T111"/></text:p>
      <text:p text:style-name="P56"><text:span text:style-name="T112">Enter the number of employees = 3</text:span></text:p>
      <text:p text:style-name="P56"><text:span text:style-name="T113"/></text:p>
      <text:p text:style-name="P56"><text:span text:style-name="T114">Enter the employee ID<text:s text:c="3"/>:<text:s text:c="2"/>5001</text:span></text:p>
      <text:p text:style-name="P56"><text:span text:style-name="T114">Enter the name<text:s text:c="15"/>:<text:s text:c="2"/>Ramu</text:span></text:p>
      <text:p text:style-name="P56"><text:span text:style-name="T114">Enter the designation<text:s text:c="5"/>:<text:s text:c="2"/>Manager</text:span></text:p>
      <text:p text:style-name="P56"><text:span text:style-name="T115"/></text:p>
      <text:p text:style-name="P56"><text:span text:style-name="T116">Enter the employee ID<text:s text:c="3"/>:<text:s text:c="2"/>5002</text:span></text:p>
      <text:p text:style-name="P56"><text:span text:style-name="T116">Enter the name<text:s text:c="15"/>:<text:s text:c="2"/>Ramnaresh</text:span></text:p>
      <text:p text:style-name="P56"><text:span text:style-name="T116">Enter the designation<text:s text:c="5"/>:<text:s text:c="2"/>Engineer</text:span></text:p>
      <text:p text:style-name="P56"><text:span text:style-name="T117"/></text:p>
      <text:p text:style-name="P56"><text:span text:style-name="T118">Enter the employee ID<text:s text:c="3"/>:<text:s text:c="2"/>5003</text:span></text:p>
      <text:p text:style-name="P56"><text:span text:style-name="T118">Enter the name<text:s text:c="15"/>:<text:s text:c="2"/>Sankar</text:span></text:p>
      <text:p text:style-name="P56"><text:span text:style-name="T118">Enter the designation<text:s text:c="5"/>:<text:s text:c="2"/>Manager</text:span></text:p>
      <text:p text:style-name="P56"><text:span text:style-name="T119"/></text:p>
      <text:p text:style-name="P56"><text:span text:style-name="T120">MENU</text:span></text:p>
      <text:p text:style-name="P56"><text:span text:style-name="T120">---------</text:span></text:p>
      <text:list text:style-name="L57">
        <text:list-item>
          <text:p text:style-name="P57"><text:span text:style-name="T120">Manager’s List</text:span></text:p>
        </text:list-item>
        <text:list-item>
          <text:p text:style-name="P57"><text:span text:style-name="T120">Engineer’s List</text:span></text:p>
        </text:list-item>
        <text:list-item>
          <text:p text:style-name="P57"><text:span text:style-name="T120">Total Employees</text:span></text:p>
        </text:list-item>
        <text:list-item>
          <text:p text:style-name="P57"><text:span text:style-name="T120">Exit</text:span></text:p>
        </text:list-item>
      </text:list>
      <text:p text:style-name="P58"><text:span text:style-name="T121"/></text:p>
      <text:p text:style-name="P58"><text:span text:style-name="T122">Enter the option = 1</text:span></text:p>
      <text:p text:style-name="P58"><text:span text:style-name="T123"/></text:p>
      <text:p text:style-name="P58"><text:span text:style-name="T124">EMPLOYEE ID : 5001</text:span></text:p>
      <text:p text:style-name="P58"><text:span text:style-name="T124">NAME<text:s text:c="16"/>: Ramu</text:span></text:p>
      <text:p text:style-name="P58"><text:span text:style-name="T125"/></text:p>
      <text:p text:style-name="P58"><text:span text:style-name="T125"/></text:p>
      <text:p text:style-name="P58"><text:span text:style-name="T126">EMPLOYEE ID : 5003</text:span></text:p>
      <text:p text:style-name="P58"><text:span text:style-name="T126">NAME<text:s text:c="16"/>: Sankar</text:span></text:p>
      <text:p text:style-name="P58"><text:span text:style-name="T127"/></text:p>
      <text:p text:style-name="P58"><text:span text:style-name="T128">The total number of managers<text:s text:c="2"/>= 2</text:span></text:p>
      <text:p text:style-name="P58"><text:span text:style-name="T129"/></text:p>
      <text:p text:style-name="P58"><text:span text:style-name="T130">MENU</text:span></text:p>
      <text:p text:style-name="P58"><text:span text:style-name="T130">---------</text:span></text:p>
      <text:list text:style-name="L59">
        <text:list-item>
          <text:p text:style-name="P59"><text:span text:style-name="T130">Manager’s List</text:span></text:p>
        </text:list-item>
        <text:list-item>
          <text:p text:style-name="P59"><text:span text:style-name="T130">Engineer’s List</text:span></text:p>
        </text:list-item>
        <text:list-item>
          <text:p text:style-name="P59"><text:span text:style-name="T130">Total Employees</text:span></text:p>
        </text:list-item>
        <text:list-item>
          <text:p text:style-name="P59"><text:span text:style-name="T130">Exit</text:span></text:p>
        </text:list-item>
      </text:list>
      <text:p text:style-name="P60"><text:span text:style-name="T131"/></text:p>
      <text:p text:style-name="P60"><text:span text:style-name="T132">Enter the option = 2</text:span></text:p>
      <text:p text:style-name="P60"><text:span text:style-name="T133"/></text:p>
      <text:p text:style-name="P60"><text:span text:style-name="T134">EMPLOYEE ID : 5002</text:span></text:p>
      <text:p text:style-name="P60"><text:span text:style-name="T134">NAME<text:s text:c="16"/>: Ramnaresh</text:span></text:p>
      <text:p text:style-name="P60"><text:span text:style-name="T135"/></text:p>
      <text:p text:style-name="P60"><text:span text:style-name="T136">The total number of engineers = 1</text:span></text:p>
      <text:p text:style-name="P60"><text:span text:style-name="T137"/></text:p>
      <text:p text:style-name="P60"><text:span text:style-name="T138">MENU</text:span></text:p>
      <text:p text:style-name="P60"><text:span text:style-name="T138">---------</text:span></text:p>
      <text:list text:style-name="L61">
        <text:list-item>
          <text:p text:style-name="P61"><text:span text:style-name="T138">Manager’s List</text:span></text:p>
        </text:list-item>
        <text:list-item>
          <text:p text:style-name="P61"><text:span text:style-name="T138">Engineer’s List</text:span></text:p>
        </text:list-item>
        <text:list-item>
          <text:p text:style-name="P61"><text:span text:style-name="T138">Total Employees</text:span></text:p>
        </text:list-item>
        <text:list-item>
          <text:p text:style-name="P61"><text:span text:style-name="T138">Exit</text:span></text:p>
        </text:list-item>
      </text:list>
      <text:p text:style-name="P62"><text:span text:style-name="T139"/></text:p>
      <text:p text:style-name="P62"><text:span text:style-name="T140">Enter the option = 3</text:span></text:p>
      <text:p text:style-name="P62"><text:span text:style-name="T140">The total number of employees = 3</text:span></text:p>
      <text:p text:style-name="P62"><text:span text:style-name="T141"/></text:p>
      <text:p text:style-name="P63"><text:span text:style-name="T142">Result:</text:span></text:p>
      <text:p text:style-name="P64"><text:span text:style-name="T143">Thus<text:s/></text:span><text:span text:style-name="T144">a<text:s text:c="2"/>C++ program to categorize employees based on designation using static data members<text:s/></text:span><text:span text:style-name="T145">has been executed successfully.</text:span></text:p>
      <text:p text:style-name="P65"><text:span text:style-name="T146"/></text:p>
      <text:p text:style-name="P65"><text:span text:style-name="T147">Question 1: Briefly explain how are static members different than non-static members.</text:span></text:p>
      <text:p text:style-name="P65"><text:span text:style-name="T147">Question 2: Write a corresponding static member function which counts both kind of employees.</text:span></text:p>
      <text:p text:style-name="P66"><text:span text:style-name="T148"/></text:p>
      <text:p text:style-name="P67"><text:span text:style-name="T148"/></text:p>
      <text:p text:style-name="P67"><text:span text:style-name="T148"/></text:p>
      <text:p text:style-name="P67"><text:span text:style-name="T149">Addition Of Two Private Data Members Using Friend Functions</text:span></text:p>
      <text:p text:style-name="P68"><text:span text:style-name="T150"/></text:p>
      <text:p text:style-name="P69"><text:span text:style-name="T151">Aim:</text:span></text:p>
      <text:p text:style-name="P70"><text:span text:style-name="T151"><text:s text:c="8"/></text:span><text:span text:style-name="T152">To write a C++ program to add two private data members using friend functions.</text:span></text:p>
      <text:p text:style-name="P70"><text:span text:style-name="T153"/></text:p>
      <text:p text:style-name="P70"><text:span text:style-name="T154">Algorithm:</text:span></text:p>
      <text:list text:style-name="L71">
        <text:list-item>
          <text:p text:style-name="P71"><text:span text:style-name="T155">Start.</text:span></text:p>
        </text:list-item>
        <text:list-item>
          <text:p text:style-name="P71"><text:span text:style-name="T155">Create two separate classes for reading two numbers.</text:span></text:p>
        </text:list-item>
        <text:list-item>
          <text:p text:style-name="P71"><text:span text:style-name="T155">Declare sum function as a friend function.</text:span></text:p>
        </text:list-item>
        <text:list-item>
          <text:p text:style-name="P71"><text:span text:style-name="T155">In sum function add the two numbers and print it.</text:span></text:p>
        </text:list-item>
        <text:list-item>
          <text:p text:style-name="P71"><text:span text:style-name="T155">Stop.</text:span></text:p>
        </text:list-item>
      </text:list>
      <text:p text:style-name="P72"><text:span text:style-name="T156"/></text:p>
      <text:p text:style-name="P72"><text:span text:style-name="T157">Sample input and output:</text:span></text:p>
      <text:p text:style-name="P72"><text:span text:style-name="T158"/></text:p>
      <text:p text:style-name="P72"><text:span text:style-name="T159">ADDITION OF TWO NUMBERS</text:span></text:p>
      <text:p text:style-name="P72"><text:span text:style-name="T159">------------------------------------------</text:span></text:p>
      <text:p text:style-name="P72"><text:span text:style-name="T159">Enter the first number<text:s text:c="6"/>= 12</text:span></text:p>
      <text:p text:style-name="P72"><text:span text:style-name="T159">Enter the second number = 25 </text:span></text:p>
      <text:p text:style-name="P72"><text:span text:style-name="T160"/></text:p>
      <text:p text:style-name="P72"><text:span text:style-name="T161">The sum of 12 and 25 is 37</text:span></text:p>
      <text:p text:style-name="P72"><text:span text:style-name="T162"/></text:p>
      <text:p text:style-name="P73"><text:span text:style-name="T163">Result:</text:span></text:p>
      <text:p text:style-name="P74"><text:span text:style-name="T164"><text:tab/>Thus<text:s/></text:span><text:span text:style-name="T165">a C++ program for adding two private data members using friend functions<text:s/></text:span><text:span text:style-name="T166">has been executed successfully.</text:span></text:p>
      <text:p text:style-name="P74"><text:span text:style-name="T167"/></text:p>
      <text:p text:style-name="P74"><text:span text:style-name="T168">Question 1: Are friend functions member functions?</text:span></text:p>
      <text:p text:style-name="P74"><text:span text:style-name="T168">Question 2: What is the scope of a C++ variable?</text:span></text:p>
      <text:p text:style-name="P75"><text:span text:style-name="T169"/></text:p>
      <text:p text:style-name="P75"><text:span text:style-name="T169"/></text:p>
      <text:p text:style-name="P75"><text:span text:style-name="T169"/></text:p>
      <text:p text:style-name="P76"><text:span text:style-name="T169"/></text:p>
      <text:p text:style-name="P76"><text:span text:style-name="T170">Matrix Vector Multiplication using Friend Functions</text:span></text:p>
      <text:p text:style-name="P77"><text:span text:style-name="T171">Aim:</text:span></text:p>
      <text:p text:style-name="P78"><text:span text:style-name="T171"><text:s text:c="8"/></text:span><text:span text:style-name="T172">To write a C++ program to implement matrix vector multiplication using friend functions.</text:span></text:p>
      <text:p text:style-name="P78"><text:span text:style-name="T173"/></text:p>
      <text:p text:style-name="P78"><text:span text:style-name="T174">Algorithm:</text:span></text:p>
      <text:list text:style-name="L79">
        <text:list-item>
          <text:p text:style-name="P79"><text:span text:style-name="T175">Start.</text:span></text:p>
        </text:list-item>
        <text:list-item>
          <text:p text:style-name="P79"><text:span text:style-name="T175">Create two classes one for reading the input matrices and other for resultant matrix.</text:span></text:p>
        </text:list-item>
        <text:list-item>
          <text:p text:style-name="P79"><text:span text:style-name="T175">Declare calculate function as a friend function.</text:span></text:p>
        </text:list-item>
        <text:list-item>
          <text:p text:style-name="P79"><text:span text:style-name="T175">Create a menu for Row and Column matrix.</text:span></text:p>
        </text:list-item>
        <text:list-item>
          <text:p text:style-name="P79"><text:span text:style-name="T175">For the Row matrix call the corresponding calculate function and find the resultant matrix and print it.</text:span></text:p>
        </text:list-item>
        <text:list-item>
          <text:p text:style-name="P79"><text:span text:style-name="T175">F2or the Column matrix call the corresponding calculate function and find the resultant matrix and print it.</text:span></text:p>
        </text:list-item>
        <text:list-item>
          <text:p text:style-name="P79"><text:span text:style-name="T175">Stop.</text:span></text:p>
        </text:list-item>
      </text:list>
      <text:p text:style-name="P80"><text:span text:style-name="T176"/></text:p>
      <text:p text:style-name="P80"><text:span text:style-name="T177">Sample input and output:</text:span></text:p>
      <text:p text:style-name="P80"><text:span text:style-name="T178"/></text:p>
      <text:p text:style-name="P80"><text:span text:style-name="T179">MATRIX MULTIPLICATION</text:span></text:p>
      <text:p text:style-name="P80"><text:span text:style-name="T179">--------------------------------------</text:span></text:p>
      <text:list text:style-name="L81">
        <text:list-item>
          <text:p text:style-name="P81"><text:span text:style-name="T179">Row Matrix</text:span></text:p>
        </text:list-item>
        <text:list-item>
          <text:p text:style-name="P81"><text:span text:style-name="T179">Column Matrix</text:span></text:p>
        </text:list-item>
        <text:list-item>
          <text:p text:style-name="P81"><text:span text:style-name="T179">Exit</text:span></text:p>
        </text:list-item>
      </text:list>
      <text:p text:style-name="P82"><text:span text:style-name="T180"/></text:p>
      <text:p text:style-name="P82"><text:span text:style-name="T181">Enter the option = 1</text:span></text:p>
      <text:p text:style-name="P82"><text:span text:style-name="T181">Enter the rows and columns for the 1</text:span><text:span text:style-name="T182">st</text:span><text:span text:style-name="T183"><text:s/>matrix<text:s text:c="3"/>=<text:s text:c="2"/>2</text:span></text:p>
      <text:p text:style-name="P82"><text:span text:style-name="T183">Enter the rows and columns for the 2</text:span><text:span text:style-name="T184">nd</text:span><text:span text:style-name="T185"><text:s/>matrix =<text:s text:c="2"/>2</text:span></text:p>
      <text:p text:style-name="P82"><text:span text:style-name="T186"/></text:p>
      <text:p text:style-name="P82"><text:span text:style-name="T187">Enter A matrix</text:span></text:p>
      <text:p text:style-name="P82"><text:span text:style-name="T187">------------------</text:span></text:p>
      <text:p text:style-name="P82"><text:span text:style-name="T187">Enter the value of a[0][0]<text:s text:c="2"/>=<text:s text:c="2"/>1</text:span></text:p>
      <text:p text:style-name="P82"><text:span text:style-name="T187">Enter the value of a[0][1]<text:s text:c="2"/>=<text:s text:c="2"/>2</text:span></text:p>
      <text:p text:style-name="P82"><text:span text:style-name="T188"/></text:p>
      <text:p text:style-name="P82"><text:span text:style-name="T189">Enter B matrix</text:span></text:p>
      <text:p text:style-name="P82"><text:span text:style-name="T189">-----------------</text:span></text:p>
      <text:p text:style-name="P82"><text:span text:style-name="T189">Enter the value of b[0][0] = 3</text:span></text:p>
      <text:p text:style-name="P82"><text:span text:style-name="T189">Enter the value of b[0][1] = 4</text:span></text:p>
      <text:p text:style-name="P82"><text:span text:style-name="T189">Enter the value of b[1][0] = 5</text:span></text:p>
      <text:p text:style-name="P82"><text:span text:style-name="T189">Enter the value of b[1][1] = 6</text:span></text:p>
      <text:p text:style-name="P82"><text:span text:style-name="T190"/></text:p>
      <text:p text:style-name="P82"><text:span text:style-name="T191">Resultant Matrix</text:span></text:p>
      <text:p text:style-name="P82"><text:span text:style-name="T191">--------------------</text:span></text:p>
      <text:list text:style-name="L83">
        <text:list-item>
          <text:p text:style-name="P83"><text:span text:style-name="T191">13<text:s text:c="3"/>16</text:span></text:p>
        </text:list-item>
      </text:list>
      <text:p text:style-name="P84"><text:span text:style-name="T192"/></text:p>
      <text:p text:style-name="P84"><text:span text:style-name="T193">MATRIX MULTIPLICATION</text:span></text:p>
      <text:p text:style-name="P84"><text:span text:style-name="T193">--------------------------------------</text:span></text:p>
      <text:list text:style-name="L85">
        <text:list-item>
          <text:p text:style-name="P85"><text:span text:style-name="T193">Row Matrix</text:span></text:p>
        </text:list-item>
        <text:list-item>
          <text:p text:style-name="P85"><text:span text:style-name="T193">Column Matrix</text:span></text:p>
        </text:list-item>
        <text:list-item>
          <text:p text:style-name="P85"><text:span text:style-name="T193">Exit</text:span></text:p>
        </text:list-item>
      </text:list>
      <text:p text:style-name="P86"><text:span text:style-name="T194"/></text:p>
      <text:p text:style-name="P86"><text:span text:style-name="T195">Enter the option = 2</text:span></text:p>
      <text:p text:style-name="P86"><text:span text:style-name="T195">Enter the rows and columns for the 1</text:span><text:span text:style-name="T196">st</text:span><text:span text:style-name="T197"><text:s/>matrix<text:s text:c="3"/>=<text:s text:c="2"/>2</text:span></text:p>
      <text:p text:style-name="P86"><text:span text:style-name="T197">Enter the rows and columns for the 2</text:span><text:span text:style-name="T198">nd</text:span><text:span text:style-name="T199"><text:s/>matrix =<text:s text:c="2"/>2</text:span></text:p>
      <text:p text:style-name="P86"><text:span text:style-name="T200"/></text:p>
      <text:p text:style-name="P86"><text:span text:style-name="T201">Enter A matrix</text:span></text:p>
      <text:p text:style-name="P86"><text:span text:style-name="T201">------------------</text:span></text:p>
      <text:p text:style-name="P86"><text:span text:style-name="T201">Enter the value of a[0][0]<text:s text:c="2"/>=<text:s text:c="2"/>1</text:span></text:p>
      <text:p text:style-name="P86"><text:span text:style-name="T201">Enter the value of a[0][1]<text:s text:c="2"/>=<text:s text:c="2"/>2</text:span></text:p>
      <text:p text:style-name="P86"><text:span text:style-name="T202"/></text:p>
      <text:p text:style-name="P86"><text:span text:style-name="T203">Enter B matrix</text:span></text:p>
      <text:p text:style-name="P86"><text:span text:style-name="T203">-----------------</text:span></text:p>
      <text:p text:style-name="P86"><text:span text:style-name="T203">Enter the value of b[0][0] = 3</text:span></text:p>
      <text:p text:style-name="P86"><text:span text:style-name="T203">Enter the value of b[0][1] = 4</text:span></text:p>
      <text:p text:style-name="P86"><text:span text:style-name="T203">Enter the value of b[1][0] = 5</text:span></text:p>
      <text:p text:style-name="P86"><text:span text:style-name="T203">Enter the value of b[1][1] = 6</text:span></text:p>
      <text:p text:style-name="P86"><text:span text:style-name="T204"/></text:p>
      <text:p text:style-name="P86"><text:span text:style-name="T205">Resultant Matrix</text:span></text:p>
      <text:p text:style-name="P86"><text:span text:style-name="T205">--------------------</text:span></text:p>
      <text:list text:style-name="L87">
        <text:list-item>
          <text:p text:style-name="P87"><text:span text:style-name="T205">3<text:s text:c="2"/>4</text:span></text:p>
        </text:list-item>
      </text:list>
      <text:p text:style-name="P88"><text:span text:style-name="T205"><text:s text:c="3"/>6<text:tab/>8</text:span></text:p>
      <text:p text:style-name="P88"><text:span text:style-name="T206"/></text:p>
      <text:p text:style-name="P88"><text:span text:style-name="T207">MATRIX MULTIPLICATION</text:span></text:p>
      <text:p text:style-name="P88"><text:span text:style-name="T207">--------------------------------------</text:span></text:p>
      <text:list text:style-name="L89">
        <text:list-item>
          <text:p text:style-name="P89"><text:span text:style-name="T207">Row Matrix</text:span></text:p>
        </text:list-item>
        <text:list-item>
          <text:p text:style-name="P89"><text:span text:style-name="T207">Column Matrix</text:span></text:p>
        </text:list-item>
        <text:list-item>
          <text:p text:style-name="P89"><text:span text:style-name="T207">Exit</text:span></text:p>
        </text:list-item>
      </text:list>
      <text:p text:style-name="P90"><text:span text:style-name="T208"/></text:p>
      <text:p text:style-name="P90"><text:span text:style-name="T209">Enter the option = 3</text:span></text:p>
      <text:p text:style-name="P90"><text:span text:style-name="T209">Press any key to continue!!!</text:span></text:p>
      <text:p text:style-name="P90"><text:span text:style-name="T210"/></text:p>
      <text:p text:style-name="P91"><text:span text:style-name="T211">Result:</text:span></text:p>
      <text:p text:style-name="P92"><text:span text:style-name="T212">Thus<text:s/></text:span><text:span text:style-name="T213">a C++ program to implement matrix vector multiplication using friend functions<text:s/></text:span><text:span text:style-name="T214">has been executed successfully.</text:span></text:p>
      <text:p text:style-name="P92"><text:span text:style-name="T215"/></text:p>
      <text:p text:style-name="P93"><text:span text:style-name="T216">Question 1: Briefly explain the syntax and purpose of a friend function.</text:span></text:p>
      <text:p text:style-name="P93"><text:span text:style-name="T216">Question 2: Write the mathematical definition of matrix vector multiplication.</text:span></text:p>
      <text:p text:style-name="P94"><text:span text:style-name="T217"/></text:p>
      <text:p text:style-name="P95"><text:span text:style-name="T217"/></text:p>
      <text:p text:style-name="P95"><text:span text:style-name="T218">Manipulation Of Complex Numbers Using Operator Overloading And Type Conversions</text:span></text:p>
      <text:p text:style-name="P96"><text:span text:style-name="T219"/></text:p>
      <text:p text:style-name="P97"><text:span text:style-name="T220">Aim:</text:span></text:p>
      <text:p text:style-name="P98"><text:span text:style-name="T220"><text:s text:c="8"/></text:span><text:span text:style-name="T221">To write a C++ program to manipulate complex numbers using operator overloading and type conversions.</text:span></text:p>
      <text:p text:style-name="P98"><text:span text:style-name="T222"/></text:p>
      <text:p text:style-name="P98"><text:span text:style-name="T223">Algorithm:</text:span></text:p>
      <text:list text:style-name="L99">
        <text:list-item>
          <text:p text:style-name="P99"><text:span text:style-name="T224">Start.</text:span></text:p>
        </text:list-item>
        <text:list-item>
          <text:p text:style-name="P99"><text:span text:style-name="T224">Create a menu for addition and subtraction of complex numbers and type conversion of integer to complex, double to complex and vice versa.</text:span></text:p>
        </text:list-item>
        <text:list-item>
          <text:p text:style-name="P99"><text:span text:style-name="T224">By overloading operators + and<text:s/></text:span><text:span text:style-name="T225">–</text:span><text:span text:style-name="T226"><text:s/>add and subtract the two complex numbers.</text:span></text:p>
        </text:list-item>
        <text:list-item>
          <text:p text:style-name="P99"><text:span text:style-name="T227">For integer to complex, get the integer from the user and represent it in complex form by making the imaginary part zero.</text:span></text:p>
        </text:list-item>
        <text:list-item>
          <text:p text:style-name="P99"><text:span text:style-name="T227">For complex to integer, get the complex number from the user and just print the real part.</text:span></text:p>
        </text:list-item>
        <text:list-item>
          <text:p text:style-name="P99"><text:span text:style-name="T227">For double to complex and complex to double follow the same procedure but represent the numbers in decimal form.</text:span></text:p>
        </text:list-item>
        <text:list-item>
          <text:p text:style-name="P100"><text:span text:style-name="T227">Stop.</text:span></text:p>
        </text:list-item>
      </text:list>
      <text:p text:style-name="P101"><text:span text:style-name="T227"><text:s/></text:span></text:p>
      <text:p text:style-name="P101"><text:span text:style-name="T228">Sample input and output:</text:span></text:p>
      <text:p text:style-name="P101"><text:span text:style-name="T229"/></text:p>
      <text:p text:style-name="P101"><text:span text:style-name="T230">MENU</text:span></text:p>
      <text:p text:style-name="P101"><text:span text:style-name="T230">--------</text:span></text:p>
      <text:list text:style-name="L102">
        <text:list-item>
          <text:p text:style-name="P102"><text:span text:style-name="T230">Addition</text:span></text:p>
        </text:list-item>
        <text:list-item>
          <text:p text:style-name="P102"><text:span text:style-name="T230">Subtraction</text:span></text:p>
        </text:list-item>
        <text:list-item>
          <text:p text:style-name="P102"><text:span text:style-name="T230">Integer to Complex</text:span></text:p>
        </text:list-item>
        <text:list-item>
          <text:p text:style-name="P102"><text:span text:style-name="T230">Complex to Integer</text:span></text:p>
        </text:list-item>
        <text:list-item>
          <text:p text:style-name="P102"><text:span text:style-name="T230">Double to Complex</text:span></text:p>
        </text:list-item>
        <text:list-item>
          <text:p text:style-name="P102"><text:span text:style-name="T230">Complex to double</text:span></text:p>
        </text:list-item>
        <text:list-item>
          <text:p text:style-name="P102"><text:span text:style-name="T230">Exit</text:span></text:p>
        </text:list-item>
      </text:list>
      <text:p text:style-name="P103"><text:span text:style-name="T231"/></text:p>
      <text:p text:style-name="P103"><text:span text:style-name="T232">Enter the option = 1</text:span></text:p>
      <text:p text:style-name="P103"><text:span text:style-name="T232">Enter the real and imaginary part :<text:s text:c="2"/>7 + i12</text:span></text:p>
      <text:p text:style-name="P103"><text:span text:style-name="T232">Enter the real and imaginary part :<text:s text:c="2"/>15 + i10</text:span></text:p>
      <text:p text:style-name="P103"><text:span text:style-name="T232">Sum<text:s text:c="3"/>=<text:s text:c="3"/>22 + i22</text:span></text:p>
      <text:p text:style-name="P103"><text:span text:style-name="T233"/></text:p>
      <text:p text:style-name="P103"><text:span text:style-name="T234">MENU</text:span></text:p>
      <text:p text:style-name="P103"><text:span text:style-name="T234">--------</text:span></text:p>
      <text:list text:style-name="L104">
        <text:list-item>
          <text:p text:style-name="P104"><text:span text:style-name="T234">Addition</text:span></text:p>
        </text:list-item>
        <text:list-item>
          <text:p text:style-name="P104"><text:span text:style-name="T234">Subtraction</text:span></text:p>
        </text:list-item>
        <text:list-item>
          <text:p text:style-name="P104"><text:span text:style-name="T234">Integer to Complex</text:span></text:p>
        </text:list-item>
        <text:list-item>
          <text:p text:style-name="P104"><text:span text:style-name="T234">Complex to Integer</text:span></text:p>
        </text:list-item>
        <text:list-item>
          <text:p text:style-name="P104"><text:span text:style-name="T234">Double to Complex</text:span></text:p>
        </text:list-item>
        <text:list-item>
          <text:p text:style-name="P104"><text:span text:style-name="T234">Complex to double</text:span></text:p>
        </text:list-item>
        <text:list-item>
          <text:p text:style-name="P104"><text:span text:style-name="T234">Exit</text:span></text:p>
        </text:list-item>
      </text:list>
      <text:p text:style-name="P105"><text:span text:style-name="T235"/></text:p>
      <text:p text:style-name="P105"><text:span text:style-name="T236">Enter the option = 2</text:span></text:p>
      <text:p text:style-name="P105"><text:span text:style-name="T236">Enter the real and imaginary part :<text:s text:c="2"/>7 + i12</text:span></text:p>
      <text:p text:style-name="P105"><text:span text:style-name="T236">Enter the real and imaginary part :<text:s text:c="2"/>15 + i10</text:span></text:p>
      <text:p text:style-name="P105"><text:span text:style-name="T236">Difference = -8<text:s text:c="2"/>+ i2</text:span></text:p>
      <text:p text:style-name="P105"><text:span text:style-name="T237"/></text:p>
      <text:p text:style-name="P105"><text:span text:style-name="T238">MENU</text:span></text:p>
      <text:p text:style-name="P105"><text:span text:style-name="T238">--------</text:span></text:p>
      <text:list text:style-name="L106">
        <text:list-item>
          <text:p text:style-name="P106"><text:span text:style-name="T238">Addition</text:span></text:p>
        </text:list-item>
        <text:list-item>
          <text:p text:style-name="P106"><text:span text:style-name="T238">Subtraction</text:span></text:p>
        </text:list-item>
        <text:list-item>
          <text:p text:style-name="P106"><text:span text:style-name="T238">Integer to Complex</text:span></text:p>
        </text:list-item>
        <text:list-item>
          <text:p text:style-name="P106"><text:span text:style-name="T238">Complex to Integer</text:span></text:p>
        </text:list-item>
        <text:list-item>
          <text:p text:style-name="P106"><text:span text:style-name="T238">Double to Complex</text:span></text:p>
        </text:list-item>
        <text:list-item>
          <text:p text:style-name="P106"><text:span text:style-name="T238">Complex to double</text:span></text:p>
        </text:list-item>
        <text:list-item>
          <text:p text:style-name="P106"><text:span text:style-name="T238">Exit</text:span></text:p>
        </text:list-item>
      </text:list>
      <text:p text:style-name="P107"><text:span text:style-name="T239"/></text:p>
      <text:p text:style-name="P107"><text:span text:style-name="T240">Enter the option = 3</text:span></text:p>
      <text:p text:style-name="P107"><text:span text:style-name="T240">Enter the number to be converted = 10</text:span></text:p>
      <text:p text:style-name="P107"><text:span text:style-name="T240">The number in complex form is = 10 + i0</text:span></text:p>
      <text:p text:style-name="P107"><text:span text:style-name="T241"/></text:p>
      <text:p text:style-name="P107"><text:span text:style-name="T242">MENU</text:span></text:p>
      <text:p text:style-name="P107"><text:span text:style-name="T242">--------</text:span></text:p>
      <text:list text:style-name="L108">
        <text:list-item>
          <text:p text:style-name="P108"><text:span text:style-name="T242">Addition</text:span></text:p>
        </text:list-item>
        <text:list-item>
          <text:p text:style-name="P108"><text:span text:style-name="T242">Subtraction</text:span></text:p>
        </text:list-item>
        <text:list-item>
          <text:p text:style-name="P108"><text:span text:style-name="T242">Integer to Complex</text:span></text:p>
        </text:list-item>
        <text:list-item>
          <text:p text:style-name="P108"><text:span text:style-name="T242">Complex to Integer</text:span></text:p>
        </text:list-item>
        <text:list-item>
          <text:p text:style-name="P108"><text:span text:style-name="T242">Double to Complex</text:span></text:p>
        </text:list-item>
        <text:list-item>
          <text:p text:style-name="P108"><text:span text:style-name="T242">Complex to double</text:span></text:p>
        </text:list-item>
        <text:list-item>
          <text:p text:style-name="P108"><text:span text:style-name="T242">Exit</text:span></text:p>
        </text:list-item>
      </text:list>
      <text:p text:style-name="P109"><text:span text:style-name="T243"/></text:p>
      <text:p text:style-name="P109"><text:span text:style-name="T244">Enter the option = 4</text:span></text:p>
      <text:p text:style-name="P109"><text:span text:style-name="T244">Enter the real and imaginary part = 30<text:s text:c="3"/>15</text:span></text:p>
      <text:p text:style-name="P109"><text:span text:style-name="T244">The number in integer form is = 30</text:span></text:p>
      <text:p text:style-name="P109"><text:span text:style-name="T245"/></text:p>
      <text:p text:style-name="P110"><text:span text:style-name="T246">Result:</text:span></text:p>
      <text:p text:style-name="P111"><text:span text:style-name="T247"><text:tab/>Thus<text:s/></text:span><text:span text:style-name="T248">a C++ program to manipulate complex numbers using operator overloading and type conversions<text:s/></text:span><text:span text:style-name="T249">has been executed successfully.</text:span></text:p>
      <text:p text:style-name="P111"><text:span text:style-name="T250"/></text:p>
      <text:p text:style-name="P111"><text:span text:style-name="T251">Question 1: List four operators that cannot be overloaded.</text:span></text:p>
      <text:p text:style-name="P111"><text:span text:style-name="T251">Question 2: Can one overload function declarations that differ only in their return type?</text:span></text:p>
      <text:p text:style-name="P112"><text:span text:style-name="T252"/></text:p>
      <text:p text:style-name="P113"><text:span text:style-name="T253"><text:tab/><text:tab/><text:tab/></text:span></text:p>
      <text:p text:style-name="P114"><text:span text:style-name="T254">MATRIX MANIPULATION USING DYNAMIC MEMORY<text:s text:c="2"/>ALLOCATION</text:span></text:p>
      <text:p text:style-name="P115"><text:span text:style-name="T255">Aim:</text:span></text:p>
      <text:p text:style-name="P116"><text:span text:style-name="T255"><text:s text:c="8"/></text:span><text:span text:style-name="T256">To write a C++ program to perform matrix addition and subtraction using dynamic memory allocation.</text:span></text:p>
      <text:p text:style-name="P116"><text:span text:style-name="T257"/></text:p>
      <text:p text:style-name="P116"><text:span text:style-name="T258">Algorithm:</text:span></text:p>
      <text:list text:style-name="L117">
        <text:list-item>
          <text:p text:style-name="P117"><text:span text:style-name="T259">Start</text:span></text:p>
        </text:list-item>
        <text:list-item>
          <text:p text:style-name="P117"><text:span text:style-name="T259">Create a class matrix.</text:span></text:p>
        </text:list-item>
        <text:list-item>
          <text:p text:style-name="P117"><text:span text:style-name="T259">Allocate the memory dynamically for the two dimensional array.</text:span></text:p>
        </text:list-item>
        <text:list-item>
          <text:p text:style-name="P117"><text:span text:style-name="T259">Number of rows and columns are to be initialized to zero using default constructors.</text:span></text:p>
        </text:list-item>
        <text:list-item>
          <text:p text:style-name="P117"><text:span text:style-name="T259">Get the rows and the columns from the user and it must be the same for both the matrices.</text:span></text:p>
        </text:list-item>
        <text:list-item>
          <text:p text:style-name="P117"><text:span text:style-name="T259">Depending upon the menu add or subtract the two matrices.</text:span></text:p>
        </text:list-item>
        <text:list-item>
          <text:p text:style-name="P117"><text:span text:style-name="T259">Print the resultant matrix.</text:span></text:p>
        </text:list-item>
        <text:list-item>
          <text:p text:style-name="P117"><text:span text:style-name="T259">Stop.</text:span></text:p>
        </text:list-item>
      </text:list>
      <text:p text:style-name="P118"><text:span text:style-name="T259"><text:s text:c="2"/></text:span></text:p>
      <text:p text:style-name="P118"><text:span text:style-name="T260">Sample input and output:</text:span></text:p>
      <text:p text:style-name="P118"><text:span text:style-name="T261"/></text:p>
      <text:p text:style-name="P118"><text:span text:style-name="T262">MATRIX MANIPULATION</text:span></text:p>
      <text:p text:style-name="P118"><text:span text:style-name="T262">-----------------------------------</text:span></text:p>
      <text:p text:style-name="P118"><text:span text:style-name="T262">Enter the number of rows and columns = 2<text:s text:c="3"/>2</text:span></text:p>
      <text:p text:style-name="P118"><text:span text:style-name="T263"/></text:p>
      <text:p text:style-name="P118"><text:span text:style-name="T264">Enter A matrix</text:span></text:p>
      <text:p text:style-name="P118"><text:span text:style-name="T264">------------------</text:span></text:p>
      <text:p text:style-name="P118"><text:span text:style-name="T264">Enter the value of a[0][0]<text:s text:c="4"/>=<text:s text:c="4"/>5</text:span></text:p>
      <text:p text:style-name="P118"><text:span text:style-name="T264">Enter the value of a[0][1]<text:s text:c="4"/>=<text:s text:c="4"/>6</text:span></text:p>
      <text:p text:style-name="P118"><text:span text:style-name="T264">Enter the value of a[1][0]<text:s text:c="4"/>=<text:s text:c="4"/>8</text:span></text:p>
      <text:p text:style-name="P118"><text:span text:style-name="T264">Enter the value of a[1][1]<text:s text:c="4"/>=<text:s text:c="4"/>10</text:span></text:p>
      <text:p text:style-name="P118"><text:span text:style-name="T265"/></text:p>
      <text:p text:style-name="P118"><text:span text:style-name="T266">Enter B matrix</text:span></text:p>
      <text:p text:style-name="P118"><text:span text:style-name="T266">------------------</text:span></text:p>
      <text:p text:style-name="P118"><text:span text:style-name="T266">Enter the value of b[0][0]<text:s text:c="4"/>=<text:s text:c="4"/>2</text:span></text:p>
      <text:p text:style-name="P118"><text:span text:style-name="T266">Enter the value of b[0][1]<text:s text:c="4"/>=<text:s text:c="4"/>7</text:span></text:p>
      <text:p text:style-name="P118"><text:span text:style-name="T266">Enter the value of b[1][0]<text:s text:c="4"/>=<text:s text:c="4"/>12</text:span></text:p>
      <text:p text:style-name="P118"><text:span text:style-name="T266">Enter the value of b[1][1]<text:s text:c="4"/>=<text:s text:c="4"/>15</text:span></text:p>
      <text:p text:style-name="P118"><text:span text:style-name="T267"/></text:p>
      <text:p text:style-name="P118"><text:span text:style-name="T268">MENU</text:span></text:p>
      <text:p text:style-name="P118"><text:span text:style-name="T268">--------</text:span></text:p>
      <text:list text:style-name="L119">
        <text:list-item>
          <text:p text:style-name="P119"><text:span text:style-name="T268">Addition</text:span></text:p>
        </text:list-item>
        <text:list-item>
          <text:p text:style-name="P119"><text:span text:style-name="T268">Subtraction</text:span></text:p>
        </text:list-item>
        <text:list-item>
          <text:p text:style-name="P119"><text:span text:style-name="T268">Exit</text:span></text:p>
        </text:list-item>
      </text:list>
      <text:p text:style-name="P120"><text:span text:style-name="T269"/></text:p>
      <text:p text:style-name="P120"><text:span text:style-name="T270">Enter the option = 1</text:span></text:p>
      <text:p text:style-name="P120"><text:span text:style-name="T271"/></text:p>
      <text:p text:style-name="P120"><text:span text:style-name="T272">RESULTANT MATRIX</text:span></text:p>
      <text:p text:style-name="P120"><text:span text:style-name="T272">-----------------------------</text:span></text:p>
      <text:p text:style-name="P120"><text:span text:style-name="T272"><text:s text:c="3"/>7<text:tab/>13</text:span></text:p>
      <text:p text:style-name="P120"><text:span text:style-name="T272"><text:s text:c="3"/>20<text:tab/>25</text:span></text:p>
      <text:p text:style-name="P120"><text:span text:style-name="T273"/></text:p>
      <text:p text:style-name="P120"><text:span text:style-name="T273"/></text:p>
      <text:p text:style-name="P120"><text:span text:style-name="T274">MENU</text:span></text:p>
      <text:p text:style-name="P120"><text:span text:style-name="T274">--------</text:span></text:p>
      <text:list text:style-name="L121">
        <text:list-item>
          <text:p text:style-name="P121"><text:span text:style-name="T274">Addition</text:span></text:p>
        </text:list-item>
        <text:list-item>
          <text:p text:style-name="P121"><text:span text:style-name="T274">Subtraction</text:span></text:p>
        </text:list-item>
        <text:list-item>
          <text:p text:style-name="P121"><text:span text:style-name="T274">Exit</text:span></text:p>
        </text:list-item>
      </text:list>
      <text:p text:style-name="P122"><text:span text:style-name="T275"/></text:p>
      <text:p text:style-name="P122"><text:span text:style-name="T276">Enter the option = 2</text:span></text:p>
      <text:p text:style-name="P122"><text:span text:style-name="T277"/></text:p>
      <text:p text:style-name="P122"><text:span text:style-name="T278">RESULTANT MATRIX</text:span></text:p>
      <text:p text:style-name="P122"><text:span text:style-name="T278">-----------------------------</text:span></text:p>
      <text:list text:style-name="L123">
        <text:list-item>
          <text:p text:style-name="P123"><text:span text:style-name="T278">-1</text:span></text:p>
        </text:list-item>
      </text:list>
      <text:p text:style-name="P124"><text:span text:style-name="T278">-4<text:tab/>-5</text:span></text:p>
      <text:p text:style-name="P124"><text:span text:style-name="T279"/></text:p>
      <text:p text:style-name="P124"><text:span text:style-name="T279"/></text:p>
      <text:p text:style-name="P125"><text:span text:style-name="T280">MENU</text:span></text:p>
      <text:p text:style-name="P125"><text:span text:style-name="T280">--------</text:span></text:p>
      <text:list text:style-name="L126">
        <text:list-item>
          <text:p text:style-name="P126"><text:span text:style-name="T280">Addition</text:span></text:p>
        </text:list-item>
        <text:list-item>
          <text:p text:style-name="P126"><text:span text:style-name="T280">Subtraction</text:span></text:p>
        </text:list-item>
        <text:list-item>
          <text:p text:style-name="P126"><text:span text:style-name="T280">Exit</text:span></text:p>
        </text:list-item>
      </text:list>
      <text:p text:style-name="P127"><text:span text:style-name="T281"/></text:p>
      <text:p text:style-name="P127"><text:span text:style-name="T282">Enter the option = 3</text:span></text:p>
      <text:p text:style-name="P127"><text:span text:style-name="T282">Press any key to continue!!!</text:span></text:p>
      <text:p text:style-name="P127"><text:span text:style-name="T283"/></text:p>
      <text:p text:style-name="P128"><text:span text:style-name="T284">Result:</text:span></text:p>
      <text:p text:style-name="P129"><text:span text:style-name="T285"><text:tab/><text:tab/>Thus<text:s/></text:span><text:span text:style-name="T286">a program for<text:s text:c="2"/>matrix manipulation using dynamic memory allocation<text:s/></text:span><text:span text:style-name="T287">has been executed successfully.</text:span></text:p>
      <text:p text:style-name="P129"><text:span text:style-name="T288"/></text:p>
      <text:p text:style-name="P129"><text:span text:style-name="T289">Question 1: Briefly explain the concept of memory leak.</text:span></text:p>
      <text:p text:style-name="P129"><text:span text:style-name="T289">Question 2: Who’s responsible for deleting all dynamically allocated variables?</text:span></text:p>
      <text:p text:style-name="P129"><text:span text:style-name="T289">Question 3: Why should one bother to allocate memory dynamically?</text:span></text:p>
      <text:p text:style-name="P130"><text:span text:style-name="T290"/></text:p>
      <text:p text:style-name="P131"><text:span text:style-name="T290"/></text:p>
      <text:p text:style-name="P132"><text:span text:style-name="T290"/></text:p>
      <text:p text:style-name="P132"><text:span text:style-name="T291">OVERLOADING NEW AND DELETE OPERATORS</text:span></text:p>
      <text:p text:style-name="P133"><text:span text:style-name="T292">Aim:</text:span></text:p>
      <text:p text:style-name="P134"><text:span text:style-name="T293">To write a program to perform calculate student marks by overloading new and delete operators.</text:span></text:p>
      <text:p text:style-name="P135"><text:span text:style-name="T294"/></text:p>
      <text:p text:style-name="P135"><text:span text:style-name="T295">Algorithm:</text:span></text:p>
      <text:p text:style-name="P135"><text:span text:style-name="T296">1. Start</text:span></text:p>
      <text:p text:style-name="P135"><text:span text:style-name="T296">2. Get the rollno, name and the marks in each subject from the user.</text:span></text:p>
      <text:p text:style-name="P135"><text:span text:style-name="T296">3. Overload new operator to allocate space for name and marks.</text:span></text:p>
      <text:p text:style-name="P135"><text:span text:style-name="T296">4. In the sum function calculate the total marks.</text:span></text:p>
      <text:p text:style-name="P135"><text:span text:style-name="T296">5. Display the student details finally.</text:span></text:p>
      <text:p text:style-name="P135"><text:span text:style-name="T296">6. Finally delete the space allocated for name and marks by overloading delete operator.</text:span></text:p>
      <text:p text:style-name="P135"><text:span text:style-name="T296">7. Stop.</text:span></text:p>
      <text:p text:style-name="P136"><text:span text:style-name="T297"/></text:p>
      <text:p text:style-name="P136"><text:span text:style-name="T298">Sample input and output:</text:span></text:p>
      <text:p text:style-name="P136"><text:span text:style-name="T299"/></text:p>
      <text:p text:style-name="P136"><text:span text:style-name="T300">OVERLOADING NEW AND DELETE OPERATORS</text:span></text:p>
      <text:p text:style-name="P136"><text:span text:style-name="T300">-------------------------------------------------------------------</text:span></text:p>
      <text:p text:style-name="P136"><text:span text:style-name="T300">Enter the Roll no<text:s text:c="8"/>=<text:s text:c="5"/>36</text:span></text:p>
      <text:p text:style-name="P136"><text:span text:style-name="T300">Enter the Name<text:s text:c="10"/>=<text:s text:c="5"/>Guruprasad</text:span></text:p>
      <text:p text:style-name="P136"><text:span text:style-name="T300">Enter the marks one by one</text:span></text:p>
      <text:p text:style-name="P136"><text:span text:style-name="T300">98</text:span></text:p>
      <text:p text:style-name="P136"><text:span text:style-name="T300">96</text:span></text:p>
      <text:p text:style-name="P136"><text:span text:style-name="T300">95</text:span></text:p>
      <text:p text:style-name="P136"><text:span text:style-name="T300">99</text:span></text:p>
      <text:p text:style-name="P136"><text:span text:style-name="T300">93</text:span></text:p>
      <text:p text:style-name="P136"><text:span text:style-name="T301"/></text:p>
      <text:p text:style-name="P136"><text:span text:style-name="T302">STUDENT MARK LIST</text:span></text:p>
      <text:p text:style-name="P136"><text:span text:style-name="T302">------------------------------<text:s text:c="7"/></text:span></text:p>
      <text:p text:style-name="P136"><text:span text:style-name="T302">ROLL NO<text:s text:c="5"/>:<text:s text:c="5"/>36</text:span></text:p>
      <text:p text:style-name="P136"><text:span text:style-name="T302">NAME<text:s text:c="10"/>:<text:s text:c="5"/>Guruprasad</text:span></text:p>
      <text:p text:style-name="P136"><text:span text:style-name="T302">TOTAL<text:s text:c="9"/>:<text:s text:c="5"/>481</text:span></text:p>
      <text:p text:style-name="P136"><text:span text:style-name="T303"/></text:p>
      <text:p text:style-name="P136"><text:span text:style-name="T304">Result:</text:span></text:p>
      <text:p text:style-name="P137"><text:span text:style-name="T305"><text:tab/>Thus a program to calculate student marks by overloading new and delete operators has been executed successfully.</text:span></text:p>
      <text:p text:style-name="P137"><text:span text:style-name="T306"/></text:p>
      <text:p text:style-name="P138"><text:span text:style-name="T307">Question 1: Briefly explain the function of new and delete operators.</text:span></text:p>
      <text:p text:style-name="P138"><text:span text:style-name="T307">Question 2: Where is the new memory assigned from?</text:span></text:p>
      <text:p text:style-name="P139"><text:span text:style-name="T308"/></text:p>
      <text:p text:style-name="P140"><text:span text:style-name="T308"/></text:p>
      <text:p text:style-name="P140"><text:span text:style-name="T309">IMPLEMENTATION OF<text:s text:c="2"/>LINKED LIST USING TEMPLATES</text:span></text:p>
      <text:p text:style-name="P141"><text:span text:style-name="T310"><text:s/></text:span></text:p>
      <text:p text:style-name="P142"><text:span text:style-name="T311">Aim:</text:span></text:p>
      <text:p text:style-name="P142"><text:span text:style-name="T312"><text:s text:c="7"/>To write a program to develop a template for linked list class and its methods.</text:span></text:p>
      <text:p text:style-name="P142"><text:span text:style-name="T313"/></text:p>
      <text:p text:style-name="P142"><text:span text:style-name="T314">Algorithm:</text:span></text:p>
      <text:p text:style-name="P142"><text:span text:style-name="T315">1. Start.</text:span></text:p>
      <text:p text:style-name="P142"><text:span text:style-name="T315">2. Declare a class for data and pointer to next node.</text:span></text:p>
      <text:p text:style-name="P142"><text:span text:style-name="T315">3. Develop a template for the class so that it can hold different data types.</text:span></text:p>
      <text:p text:style-name="P142"><text:span text:style-name="T315">4. Create a header node using new function and create other nodes in the same manner.</text:span></text:p>
      <text:p text:style-name="P142"><text:span text:style-name="T315">5. Create a menu for insertion, deletion and display functions.</text:span></text:p>
      <text:p text:style-name="P142"><text:span text:style-name="T315">6. For inserting a node get the position and the number to be inserted from the user.</text:span></text:p>
      <text:p text:style-name="P142"><text:span text:style-name="T315">7. Now insert the node at the correct position.</text:span></text:p>
      <text:p text:style-name="P142"><text:span text:style-name="T315">8. For deleting a node get the number to be deleted from the user.</text:span></text:p>
      <text:p text:style-name="P142"><text:span text:style-name="T315">9. After performing each and every operation display the list to view the change.</text:span></text:p>
      <text:p text:style-name="P142"><text:span text:style-name="T315">10. Stop.</text:span></text:p>
      <text:p text:style-name="P142"><text:span text:style-name="T316"/></text:p>
      <text:p text:style-name="P142"><text:span text:style-name="T317">Sample input and output:</text:span></text:p>
      <text:p text:style-name="P143"><text:span text:style-name="T318"/></text:p>
      <text:p text:style-name="P143"><text:span text:style-name="T319"><text:s/>LINKED LIST</text:span></text:p>
      <text:p text:style-name="P143"><text:span text:style-name="T319"><text:s/>----------------<text:s text:c="3"/></text:span></text:p>
      <text:p text:style-name="P143"><text:span text:style-name="T319"><text:s/>Datatypes</text:span></text:p>
      <text:p text:style-name="P143"><text:span text:style-name="T319">------------</text:span></text:p>
      <text:p text:style-name="P143"><text:span text:style-name="T319">1. Integer</text:span></text:p>
      <text:p text:style-name="P143"><text:span text:style-name="T319">2. Floating Point</text:span></text:p>
      <text:p text:style-name="P143"><text:span text:style-name="T319">3. Exit</text:span></text:p>
      <text:p text:style-name="P143"><text:span text:style-name="T320"/></text:p>
      <text:p text:style-name="P143"><text:span text:style-name="T321">Enter the option = 1</text:span></text:p>
      <text:p text:style-name="P143"><text:span text:style-name="T322"/></text:p>
      <text:p text:style-name="P143"><text:span text:style-name="T323">CREATION</text:span></text:p>
      <text:p text:style-name="P143"><text:span text:style-name="T323">Enter the number (Press 999 for the end) = 10</text:span></text:p>
      <text:p text:style-name="P143"><text:span text:style-name="T323">Enter the number (Press 999 for the end) = 20</text:span></text:p>
      <text:p text:style-name="P143"><text:span text:style-name="T323">Enter the number (Press 999 for the end) = 30</text:span></text:p>
      <text:p text:style-name="P143"><text:span text:style-name="T323">Enter the number (Press 999 for the end) = 40</text:span></text:p>
      <text:p text:style-name="P143"><text:span text:style-name="T323">Enter the number (Press 999 for the end) = 50</text:span></text:p>
      <text:p text:style-name="P143"><text:span text:style-name="T323">Enter the number (Press 999 for the end) = 60</text:span></text:p>
      <text:p text:style-name="P143"><text:span text:style-name="T323">Enter the number (Press 999 for the end) = 999</text:span></text:p>
      <text:p text:style-name="P143"><text:span text:style-name="T324"/></text:p>
      <text:p text:style-name="P143"><text:span text:style-name="T325">LINKED LIST MENU</text:span></text:p>
      <text:p text:style-name="P144"><text:span text:style-name="T325"><text:s/>--------------------------</text:span></text:p>
      <text:p text:style-name="P144"><text:span text:style-name="T325"><text:s text:c="2"/>1. INSERTION</text:span></text:p>
      <text:p text:style-name="P144"><text:span text:style-name="T325"><text:s text:c="2"/>2. DELETION</text:span></text:p>
      <text:p text:style-name="P144"><text:span text:style-name="T325"><text:s text:c="2"/>3. DISPLAY</text:span></text:p>
      <text:p text:style-name="P144"><text:span text:style-name="T325"><text:s text:c="2"/>4. EXIT</text:span></text:p>
      <text:p text:style-name="P144"><text:span text:style-name="T326"/></text:p>
      <text:p text:style-name="P144"><text:span text:style-name="T327">Enter the option = 1</text:span></text:p>
      <text:p text:style-name="P144"><text:span text:style-name="T327">Enter the position in which the number is to be inserted = 3</text:span></text:p>
      <text:p text:style-name="P144"><text:span text:style-name="T327">Enter the number to be inserted = 25</text:span></text:p>
      <text:p text:style-name="P144"><text:span text:style-name="T328"/></text:p>
      <text:p text:style-name="P144"><text:span text:style-name="T329">LINKED LIST MENU</text:span></text:p>
      <text:p text:style-name="P144"><text:span text:style-name="T329"><text:s/>--------------------------</text:span></text:p>
      <text:p text:style-name="P144"><text:span text:style-name="T329"><text:s text:c="2"/>1. INSERTION</text:span></text:p>
      <text:p text:style-name="P144"><text:span text:style-name="T329"><text:s text:c="2"/>2. DELETION</text:span></text:p>
      <text:p text:style-name="P144"><text:span text:style-name="T329"><text:s text:c="2"/>3. DISPLAY</text:span></text:p>
      <text:p text:style-name="P144"><text:span text:style-name="T329"><text:s text:c="2"/>4. EXIT </text:span></text:p>
      <text:p text:style-name="P144"><text:span text:style-name="T330"/></text:p>
      <text:p text:style-name="P144"><text:span text:style-name="T331">Enter the option = 3</text:span></text:p>
      <text:p text:style-name="P144"><text:span text:style-name="T331">10</text:span><text:span text:style-name="T332"></text:span><text:span text:style-name="T333">20</text:span><text:span text:style-name="T334"></text:span><text:span text:style-name="T335">25</text:span><text:span text:style-name="T336"></text:span><text:span text:style-name="T337">30</text:span><text:span text:style-name="T338"></text:span><text:span text:style-name="T339">40</text:span><text:span text:style-name="T340"></text:span><text:span text:style-name="T341">50</text:span><text:span text:style-name="T342"></text:span><text:span text:style-name="T343">60</text:span><text:span text:style-name="T344"></text:span><text:span text:style-name="T345">END</text:span></text:p>
      <text:p text:style-name="P144"><text:span text:style-name="T346"/></text:p>
      <text:p text:style-name="P144"><text:span text:style-name="T346"/></text:p>
      <text:p text:style-name="P144"><text:span text:style-name="T347">LINKED LIST MENU</text:span></text:p>
      <text:p text:style-name="P144"><text:span text:style-name="T347"><text:s/>--------------------------</text:span></text:p>
      <text:p text:style-name="P144"><text:span text:style-name="T347"><text:s text:c="2"/>1. INSERTION</text:span></text:p>
      <text:p text:style-name="P144"><text:span text:style-name="T347"><text:s text:c="2"/>2. DELETION</text:span></text:p>
      <text:p text:style-name="P144"><text:span text:style-name="T347"><text:s text:c="2"/>3. DISPLAY</text:span></text:p>
      <text:p text:style-name="P144"><text:span text:style-name="T347"><text:s text:c="2"/>4. EXIT </text:span></text:p>
      <text:p text:style-name="P144"><text:span text:style-name="T348"/></text:p>
      <text:p text:style-name="P144"><text:span text:style-name="T349">Enter the option = 2</text:span></text:p>
      <text:p text:style-name="P144"><text:span text:style-name="T349">Enter the position of the node to be deleted = 7</text:span></text:p>
      <text:p text:style-name="P144"><text:span text:style-name="T350"/></text:p>
      <text:p text:style-name="P144"><text:span text:style-name="T351">LINKED LIST MENU</text:span></text:p>
      <text:p text:style-name="P144"><text:span text:style-name="T351"><text:s/>--------------------------</text:span></text:p>
      <text:p text:style-name="P144"><text:span text:style-name="T351"><text:s text:c="2"/>1. INSERTION</text:span></text:p>
      <text:p text:style-name="P144"><text:span text:style-name="T351"><text:s text:c="2"/>2. DELETION</text:span></text:p>
      <text:p text:style-name="P144"><text:span text:style-name="T351"><text:s text:c="2"/>3. DISPLAY</text:span></text:p>
      <text:p text:style-name="P144"><text:span text:style-name="T351"><text:s text:c="2"/>4. EXIT </text:span></text:p>
      <text:p text:style-name="P144"><text:span text:style-name="T352"/></text:p>
      <text:p text:style-name="P144"><text:span text:style-name="T353">Enter the option = 3</text:span></text:p>
      <text:p text:style-name="P144"><text:span text:style-name="T353">10</text:span><text:span text:style-name="T354"></text:span><text:span text:style-name="T355">20</text:span><text:span text:style-name="T356"></text:span><text:span text:style-name="T357">25</text:span><text:span text:style-name="T358"></text:span><text:span text:style-name="T359">30</text:span><text:span text:style-name="T360"></text:span><text:span text:style-name="T361">40</text:span><text:span text:style-name="T362"></text:span><text:span text:style-name="T363">50</text:span><text:span text:style-name="T364"></text:span><text:span text:style-name="T365">END</text:span></text:p>
      <text:p text:style-name="P144"><text:span text:style-name="T366"/></text:p>
      <text:p text:style-name="P144"><text:span text:style-name="T367">LINKED LIST MENU</text:span></text:p>
      <text:p text:style-name="P144"><text:span text:style-name="T367"><text:s/>--------------------------</text:span></text:p>
      <text:p text:style-name="P144"><text:span text:style-name="T367"><text:s text:c="2"/>1. INSERTION</text:span></text:p>
      <text:p text:style-name="P144"><text:span text:style-name="T367"><text:s text:c="2"/>2. DELETION</text:span></text:p>
      <text:p text:style-name="P144"><text:span text:style-name="T367"><text:s text:c="2"/>3. DISPLAY</text:span></text:p>
      <text:p text:style-name="P144"><text:span text:style-name="T367"><text:s text:c="2"/>4. EXIT </text:span></text:p>
      <text:p text:style-name="P144"><text:span text:style-name="T368"/></text:p>
      <text:p text:style-name="P144"><text:span text:style-name="T369">Enter the option = 4</text:span></text:p>
      <text:p text:style-name="P144"><text:span text:style-name="T370"/></text:p>
      <text:p text:style-name="P144"><text:span text:style-name="T371">Datatypes</text:span></text:p>
      <text:p text:style-name="P144"><text:span text:style-name="T371">------------</text:span></text:p>
      <text:p text:style-name="P144"><text:span text:style-name="T371">1. Integer</text:span></text:p>
      <text:p text:style-name="P144"><text:span text:style-name="T371">2. Floating Point</text:span></text:p>
      <text:p text:style-name="P144"><text:span text:style-name="T371">3. Exit</text:span></text:p>
      <text:p text:style-name="P144"><text:span text:style-name="T372"/></text:p>
      <text:p text:style-name="P144"><text:span text:style-name="T373">Enter the option = 2</text:span></text:p>
      <text:p text:style-name="P144"><text:span text:style-name="T374"/></text:p>
      <text:p text:style-name="P144"><text:span text:style-name="T375">CREATION</text:span></text:p>
      <text:p text:style-name="P144"><text:span text:style-name="T375">Enter the number (Press 999 for the end) = 10.56</text:span></text:p>
      <text:p text:style-name="P144"><text:span text:style-name="T375">Enter the number (Press 999 for the end) = 20.23</text:span></text:p>
      <text:p text:style-name="P144"><text:span text:style-name="T375">Enter the number (Press 999 for the end) = 30.14</text:span></text:p>
      <text:p text:style-name="P144"><text:span text:style-name="T375">Enter the number (Press 999 for the end) = 40.18</text:span></text:p>
      <text:p text:style-name="P144"><text:span text:style-name="T375">Enter the number (Press 999 for the end) = 50.89</text:span></text:p>
      <text:p text:style-name="P144"><text:span text:style-name="T375">Enter the number (Press 999 for the end) = 60.54</text:span></text:p>
      <text:p text:style-name="P144"><text:span text:style-name="T375">Enter the number (Press 999 for the end) = 999</text:span></text:p>
      <text:p text:style-name="P144"><text:span text:style-name="T376"/></text:p>
      <text:p text:style-name="P144"><text:span text:style-name="T377"><text:s/>LINKED LIST MENU</text:span></text:p>
      <text:p text:style-name="P144"><text:span text:style-name="T377"><text:s/>--------------------------</text:span></text:p>
      <text:p text:style-name="P144"><text:span text:style-name="T377"><text:s text:c="2"/>1. INSERTION</text:span></text:p>
      <text:p text:style-name="P144"><text:span text:style-name="T377"><text:s text:c="2"/>2. DELETION</text:span></text:p>
      <text:p text:style-name="P144"><text:span text:style-name="T377"><text:s text:c="2"/>3. DISPLAY</text:span></text:p>
      <text:p text:style-name="P144"><text:span text:style-name="T377"><text:s text:c="2"/>4. EXIT</text:span></text:p>
      <text:p text:style-name="P144"><text:span text:style-name="T378"/></text:p>
      <text:p text:style-name="P144"><text:span text:style-name="T379">Enter the option = 1</text:span></text:p>
      <text:p text:style-name="P144"><text:span text:style-name="T379">Enter the position in which the number is to be inserted = 3</text:span></text:p>
      <text:p text:style-name="P144"><text:span text:style-name="T379">Enter the number to be inserted = 25.26</text:span></text:p>
      <text:p text:style-name="P144"><text:span text:style-name="T380"/></text:p>
      <text:p text:style-name="P144"><text:span text:style-name="T381">LINKED LIST MENU</text:span></text:p>
      <text:p text:style-name="P144"><text:span text:style-name="T381"><text:s/>--------------------------</text:span></text:p>
      <text:p text:style-name="P144"><text:span text:style-name="T381"><text:s text:c="2"/>1. INSERTION</text:span></text:p>
      <text:p text:style-name="P144"><text:span text:style-name="T381"><text:s text:c="2"/>2. DELETION</text:span></text:p>
      <text:p text:style-name="P144"><text:span text:style-name="T381"><text:s text:c="2"/>3. DISPLAY</text:span></text:p>
      <text:p text:style-name="P144"><text:span text:style-name="T381"><text:s text:c="2"/>4. EXIT</text:span></text:p>
      <text:p text:style-name="P144"><text:span text:style-name="T382"/></text:p>
      <text:p text:style-name="P144"><text:span text:style-name="T383">Enter the option = 3</text:span></text:p>
      <text:p text:style-name="P144"><text:span text:style-name="T383">10.56</text:span><text:span text:style-name="T384"></text:span><text:span text:style-name="T385">20.23</text:span><text:span text:style-name="T386"></text:span><text:span text:style-name="T387">25.26</text:span><text:span text:style-name="T388"></text:span><text:span text:style-name="T389">30.14</text:span><text:span text:style-name="T390"></text:span><text:span text:style-name="T391">40.18</text:span><text:span text:style-name="T392"></text:span><text:span text:style-name="T393">50.89</text:span><text:span text:style-name="T394"></text:span><text:span text:style-name="T395">60.54</text:span><text:span text:style-name="T396"></text:span><text:span text:style-name="T397">END</text:span></text:p>
      <text:p text:style-name="P144"><text:span text:style-name="T398"/></text:p>
      <text:p text:style-name="P144"><text:span text:style-name="T399">LINKED LIST MENU</text:span></text:p>
      <text:p text:style-name="P144"><text:span text:style-name="T399"><text:s/>--------------------------</text:span></text:p>
      <text:p text:style-name="P144"><text:span text:style-name="T399"><text:s text:c="2"/>1. INSERTION</text:span></text:p>
      <text:p text:style-name="P144"><text:span text:style-name="T399"><text:s text:c="2"/>2. DELETION</text:span></text:p>
      <text:p text:style-name="P144"><text:span text:style-name="T399"><text:s text:c="2"/>3. DISPLAY</text:span></text:p>
      <text:p text:style-name="P144"><text:span text:style-name="T399"><text:s text:c="2"/>4. EXIT</text:span></text:p>
      <text:p text:style-name="P144"><text:span text:style-name="T400"/></text:p>
      <text:p text:style-name="P144"><text:span text:style-name="T401">Enter the option = 2</text:span></text:p>
      <text:p text:style-name="P144"><text:span text:style-name="T401">Enter the position of the node to be deleted = 7</text:span></text:p>
      <text:p text:style-name="P144"><text:span text:style-name="T402"/></text:p>
      <text:p text:style-name="P144"><text:span text:style-name="T403">LINKED LIST MENU</text:span></text:p>
      <text:p text:style-name="P144"><text:span text:style-name="T403"><text:s/>--------------------------</text:span></text:p>
      <text:p text:style-name="P144"><text:span text:style-name="T403"><text:s text:c="2"/>1. INSERTION</text:span></text:p>
      <text:p text:style-name="P144"><text:span text:style-name="T403"><text:s text:c="2"/>2. DELETION</text:span></text:p>
      <text:p text:style-name="P144"><text:span text:style-name="T403"><text:s text:c="2"/>3. DISPLAY</text:span></text:p>
      <text:p text:style-name="P144"><text:span text:style-name="T403"><text:s text:c="2"/>4. EXIT</text:span></text:p>
      <text:p text:style-name="P144"><text:span text:style-name="T404"/></text:p>
      <text:p text:style-name="P144"><text:span text:style-name="T405">Enter the option = 3</text:span></text:p>
      <text:p text:style-name="P144"><text:span text:style-name="T405">10.56</text:span><text:span text:style-name="T406"></text:span><text:span text:style-name="T407">20.23</text:span><text:span text:style-name="T408"></text:span><text:span text:style-name="T409">25.26</text:span><text:span text:style-name="T410"></text:span><text:span text:style-name="T411">30.14</text:span><text:span text:style-name="T412"></text:span><text:span text:style-name="T413">40.18</text:span><text:span text:style-name="T414"></text:span><text:span text:style-name="T415">50.89</text:span><text:span text:style-name="T416"></text:span><text:span text:style-name="T417">END</text:span></text:p>
      <text:p text:style-name="P144"><text:span text:style-name="T418"/></text:p>
      <text:p text:style-name="P144"><text:span text:style-name="T419">LINKED LIST MENU</text:span></text:p>
      <text:p text:style-name="P144"><text:span text:style-name="T419"><text:s/>--------------------------</text:span></text:p>
      <text:p text:style-name="P144"><text:span text:style-name="T419"><text:s text:c="2"/>1. INSERTION</text:span></text:p>
      <text:p text:style-name="P144"><text:span text:style-name="T419"><text:s text:c="2"/>2. DELETION</text:span></text:p>
      <text:p text:style-name="P144"><text:span text:style-name="T419"><text:s text:c="2"/>3. DISPLAY</text:span></text:p>
      <text:p text:style-name="P144"><text:span text:style-name="T419"><text:s text:c="2"/>4. EXIT</text:span></text:p>
      <text:p text:style-name="P144"><text:span text:style-name="T420"/></text:p>
      <text:p text:style-name="P144"><text:span text:style-name="T421">Enter the option = 4</text:span></text:p>
      <text:p text:style-name="P144"><text:span text:style-name="T422"/></text:p>
      <text:p text:style-name="P144"><text:span text:style-name="T423">Datatypes</text:span></text:p>
      <text:p text:style-name="P144"><text:span text:style-name="T423">------------</text:span></text:p>
      <text:p text:style-name="P144"><text:span text:style-name="T423">1. Integer</text:span></text:p>
      <text:p text:style-name="P144"><text:span text:style-name="T423">2. Floating Point</text:span></text:p>
      <text:p text:style-name="P144"><text:span text:style-name="T423">3. Exit</text:span></text:p>
      <text:p text:style-name="P144"><text:span text:style-name="T424"/></text:p>
      <text:p text:style-name="P144"><text:span text:style-name="T425">Enter the option =3</text:span></text:p>
      <text:p text:style-name="P144"><text:span text:style-name="T425">Press any key to continue!!!!!!!!</text:span></text:p>
      <text:p text:style-name="P145"><text:span text:style-name="T426"/></text:p>
      <text:p text:style-name="P145"><text:span text:style-name="T426"/></text:p>
      <text:p text:style-name="P146"><text:span text:style-name="T427">Result:</text:span></text:p>
      <text:p text:style-name="P147"><text:span text:style-name="T428"><text:tab/>Thus<text:s/></text:span><text:span text:style-name="T429">a template to implement linked list class and its method<text:s/></text:span><text:span text:style-name="T430">has been executed successfully.</text:span></text:p>
      <text:p text:style-name="P147"><text:span text:style-name="T431"/></text:p>
      <text:p text:style-name="P147"><text:span text:style-name="T432">Question 1: Why are templates useful?</text:span></text:p>
      <text:p text:style-name="P147"><text:span text:style-name="T432">Question 2: Why use linked list instead of an array?</text:span></text:p>
      <text:p text:style-name="P148"><text:span text:style-name="T433"><text:s/></text:span></text:p>
      <text:p text:style-name="P148"><text:span text:style-name="T434"/></text:p>
      <text:p text:style-name="P149"><text:span text:style-name="T434"/></text:p>
      <text:p text:style-name="P149"><text:span text:style-name="T435">IMPLEMENTATION OF<text:s text:c="2"/>BUBBLE SORT AND INSERTION SORT USING TEMPLATES</text:span></text:p>
      <text:p text:style-name="P150"><text:span text:style-name="T436"/></text:p>
      <text:p text:style-name="P151"><text:span text:style-name="T437">Aim:</text:span></text:p>
      <text:p text:style-name="P151"><text:span text:style-name="T437"><text:tab/></text:span><text:span text:style-name="T438">To write a program to implement bubble sort and insertion sort using templates.</text:span></text:p>
      <text:p text:style-name="P152"><text:span text:style-name="T439"/></text:p>
      <text:p text:style-name="P153"><text:span text:style-name="T440">Algorithm:</text:span></text:p>
      <text:p text:style-name="P153"><text:span text:style-name="T441"/></text:p>
      <text:p text:style-name="P153"><text:span text:style-name="T442">1. Start</text:span></text:p>
      <text:p text:style-name="P153"><text:span text:style-name="T442">2. Create a menu for integer and float data types.</text:span></text:p>
      <text:p text:style-name="P153"><text:span text:style-name="T442">3. Create a menu for bubble sort and insertion sort.</text:span></text:p>
      <text:p text:style-name="P154"><text:span text:style-name="T442">4. Create a class with count and array as data members and member functions for both insertion and bubble sort.</text:span></text:p>
      <text:p text:style-name="P155"><text:span text:style-name="T442">5. For bubble sort compare each number with others and do the sorting<text:s text:c="4"/>operation.</text:span></text:p>
      <text:p text:style-name="P156"><text:span text:style-name="T442">6. Similar procedure is followed for insertion sort but the previous list of numbers was checked after each sort.</text:span></text:p>
      <text:p text:style-name="P157"><text:span text:style-name="T442">7. Finally display the list of numbers.</text:span></text:p>
      <text:p text:style-name="P157"><text:span text:style-name="T442">8. Stop</text:span></text:p>
      <text:p text:style-name="P158"><text:span text:style-name="T443"/></text:p>
      <text:p text:style-name="P159"><text:span text:style-name="T444">Sample input and output:</text:span></text:p>
      <text:p text:style-name="P159"><text:span text:style-name="T445"/></text:p>
      <text:p text:style-name="P159"><text:span text:style-name="T446">DATATYPES</text:span></text:p>
      <text:p text:style-name="P159"><text:span text:style-name="T446">-----------------</text:span></text:p>
      <text:p text:style-name="P159"><text:span text:style-name="T446">1. Integer</text:span></text:p>
      <text:p text:style-name="P159"><text:span text:style-name="T446">2. Floating point</text:span></text:p>
      <text:p text:style-name="P159"><text:span text:style-name="T446">3. Exit</text:span></text:p>
      <text:p text:style-name="P159"><text:span text:style-name="T446">Enter the option = 1</text:span></text:p>
      <text:p text:style-name="P159"><text:span text:style-name="T447"/></text:p>
      <text:p text:style-name="P159"><text:span text:style-name="T448">SORTING OPTIONS</text:span></text:p>
      <text:p text:style-name="P159"><text:span text:style-name="T448">--------------------------</text:span></text:p>
      <text:p text:style-name="P159"><text:span text:style-name="T448">1. Bubble Sort</text:span></text:p>
      <text:p text:style-name="P159"><text:span text:style-name="T448">2. Insertion Sort</text:span></text:p>
      <text:p text:style-name="P159"><text:span text:style-name="T448">3. Exit</text:span></text:p>
      <text:p text:style-name="P159"><text:span text:style-name="T448">Enter the option = 1</text:span></text:p>
      <text:p text:style-name="P159"><text:span text:style-name="T449"/></text:p>
      <text:p text:style-name="P159"><text:span text:style-name="T450">Enter no of terms = 5</text:span></text:p>
      <text:p text:style-name="P159"><text:span text:style-name="T450">Enter the numbers</text:span></text:p>
      <text:p text:style-name="P159"><text:span text:style-name="T450">5<text:tab/>8<text:tab/>2<text:tab/>4<text:tab/>1</text:span></text:p>
      <text:p text:style-name="P159"><text:span text:style-name="T451"/></text:p>
      <text:p text:style-name="P159"><text:span text:style-name="T451"/></text:p>
      <text:p text:style-name="P159"><text:span text:style-name="T452">The sorted array is</text:span></text:p>
      <text:p text:style-name="P159"><text:span text:style-name="T452">1<text:tab/>2<text:tab/>4<text:tab/>5<text:tab/>8</text:span></text:p>
      <text:p text:style-name="P159"><text:span text:style-name="T453"/></text:p>
      <text:p text:style-name="P159"><text:span text:style-name="T453"/></text:p>
      <text:p text:style-name="P159"><text:span text:style-name="T453"/></text:p>
      <text:p text:style-name="P159"><text:span text:style-name="T454">SORTING OPTIONS</text:span></text:p>
      <text:p text:style-name="P159"><text:span text:style-name="T454">--------------------------</text:span></text:p>
      <text:p text:style-name="P159"><text:span text:style-name="T454">1. Bubble Sort</text:span></text:p>
      <text:p text:style-name="P159"><text:span text:style-name="T454">2. Insertion Sort</text:span></text:p>
      <text:p text:style-name="P159"><text:span text:style-name="T454">3. Exit</text:span></text:p>
      <text:p text:style-name="P159"><text:span text:style-name="T454">Enter the option = 2</text:span></text:p>
      <text:p text:style-name="P159"><text:span text:style-name="T455"/></text:p>
      <text:p text:style-name="P159"><text:span text:style-name="T456">DATATYPES</text:span></text:p>
      <text:p text:style-name="P159"><text:span text:style-name="T456">-----------------</text:span></text:p>
      <text:p text:style-name="P159"><text:span text:style-name="T456">1. Integer</text:span></text:p>
      <text:p text:style-name="P159"><text:span text:style-name="T456">2. Floating point</text:span></text:p>
      <text:p text:style-name="P159"><text:span text:style-name="T456">3. Exit</text:span></text:p>
      <text:p text:style-name="P159"><text:span text:style-name="T456">Enter the option = 2</text:span></text:p>
      <text:p text:style-name="P159"><text:span text:style-name="T457"/></text:p>
      <text:p text:style-name="P159"><text:span text:style-name="T458">SORTING OPTIONS</text:span></text:p>
      <text:p text:style-name="P159"><text:span text:style-name="T458">--------------------------</text:span></text:p>
      <text:p text:style-name="P159"><text:span text:style-name="T458">1. Bubble Sort</text:span></text:p>
      <text:p text:style-name="P159"><text:span text:style-name="T458">2. Insertion Sort</text:span></text:p>
      <text:p text:style-name="P159"><text:span text:style-name="T458">3. Exit</text:span></text:p>
      <text:p text:style-name="P159"><text:span text:style-name="T458">Enter the option = 2</text:span></text:p>
      <text:p text:style-name="P159"><text:span text:style-name="T459"/></text:p>
      <text:p text:style-name="P159"><text:span text:style-name="T460">Enter no of terms = 6</text:span></text:p>
      <text:p text:style-name="P159"><text:span text:style-name="T460">Enter the numbers</text:span></text:p>
      <text:p text:style-name="P159"><text:span text:style-name="T460">5.62<text:tab/>6.14<text:tab/>5.54<text:tab/>2.17<text:tab/>3.55<text:tab/>4.89</text:span></text:p>
      <text:p text:style-name="P159"><text:span text:style-name="T461"/></text:p>
      <text:p text:style-name="P159"><text:span text:style-name="T462">The sorted array is</text:span></text:p>
      <text:p text:style-name="P159"><text:span text:style-name="T462">2.17<text:tab/>3.55<text:tab/>4.89<text:tab/>5.54<text:tab/>5.62<text:tab/>6.14</text:span></text:p>
      <text:p text:style-name="P159"><text:span text:style-name="T463"/></text:p>
      <text:p text:style-name="P159"><text:span text:style-name="T464">Result:</text:span></text:p>
      <text:p text:style-name="P160"><text:span text:style-name="T465"><text:tab/>Thus the program to implement bubble sort and insertion sort using templates has been executed successfully.</text:span></text:p>
      <text:p text:style-name="P160"><text:span text:style-name="T466"/></text:p>
      <text:p text:style-name="P160"><text:span text:style-name="T467">Question 1: What are the time complexities of bubble and insertion sort algorithms?</text:span></text:p>
      <text:p text:style-name="P160"><text:span text:style-name="T467">Question 2: Print the amount of memory space each algorithm needs to run.</text:span></text:p>
      <text:p text:style-name="P161"><text:span text:style-name="T468"/></text:p>
      <text:p text:style-name="P161"><text:span text:style-name="T468"/></text:p>
      <text:p text:style-name="P161"><text:span text:style-name="T468"/></text:p>
      <text:p text:style-name="P162"><text:span text:style-name="T468"/></text:p>
      <text:p text:style-name="P163"><text:span text:style-name="T468"/></text:p>
      <text:p text:style-name="P164"><text:span text:style-name="T468"/></text:p>
      <text:p text:style-name="P164"><text:span text:style-name="T469">IMPLEMENTATION OF<text:s text:c="2"/>QUICK SORT AND MERGE SORT USING TEMPLATES</text:span></text:p>
      <text:p text:style-name="P164"><text:span text:style-name="T470"/></text:p>
      <text:p text:style-name="P165"><text:span text:style-name="T471">Aim:</text:span></text:p>
      <text:p text:style-name="P165"><text:span text:style-name="T471"><text:tab/></text:span><text:span text:style-name="T472">To write a program to implement quick sort and merge sort using templates.</text:span></text:p>
      <text:p text:style-name="P166"><text:span text:style-name="T473"/></text:p>
      <text:p text:style-name="P167"><text:span text:style-name="T474">Algorithm:</text:span></text:p>
      <text:p text:style-name="P167"><text:span text:style-name="T475"/></text:p>
      <text:p text:style-name="P167"><text:span text:style-name="T476">1. Start</text:span></text:p>
      <text:p text:style-name="P167"><text:span text:style-name="T476">2. Get the elements to be sorted form the user.</text:span></text:p>
      <text:p text:style-name="P168"><text:span text:style-name="T476">3. From the given set of elements, a pivot element is selected and based on<text:s text:c="4"/>pivot element two arrays are created, one for elements lesser than pivot and other for elements greater than pivot.</text:span></text:p>
      <text:p text:style-name="P168"><text:span text:style-name="T476">4. These two arrays are sorted and this process of sorting is know as<text:s text:c="2"/>quick sort.</text:span></text:p>
      <text:p text:style-name="P168"><text:span text:style-name="T476">5. The fundamental operation of merge sort is merging two sorted<text:s text:c="2"/>lists.</text:span></text:p>
      <text:p text:style-name="P168"><text:span text:style-name="T476">6. Each element in the first list is compared with first element in the second list followed by next and it continues.</text:span></text:p>
      <text:p text:style-name="P168"><text:span text:style-name="T476">7. The process of sorting the elements in this manner is called merge sort.</text:span></text:p>
      <text:p text:style-name="P169"><text:span text:style-name="T476">8. Stop</text:span></text:p>
      <text:p text:style-name="P170"><text:span text:style-name="T477"/></text:p>
      <text:p text:style-name="P171"><text:span text:style-name="T478">Sample input and output:</text:span></text:p>
      <text:p text:style-name="P171"><text:span text:style-name="T479"/></text:p>
      <text:p text:style-name="P171"><text:span text:style-name="T480">DATATYPES</text:span></text:p>
      <text:p text:style-name="P171"><text:span text:style-name="T480">-----------------</text:span></text:p>
      <text:p text:style-name="P171"><text:span text:style-name="T480">1. Integer</text:span></text:p>
      <text:p text:style-name="P171"><text:span text:style-name="T480">2. Floating point</text:span></text:p>
      <text:p text:style-name="P171"><text:span text:style-name="T480">3. Exit</text:span></text:p>
      <text:p text:style-name="P171"><text:span text:style-name="T480">Enter the option = 1</text:span></text:p>
      <text:p text:style-name="P171"><text:span text:style-name="T481"/></text:p>
      <text:p text:style-name="P171"><text:span text:style-name="T482">SORTING OPTIONS</text:span></text:p>
      <text:p text:style-name="P171"><text:span text:style-name="T482">--------------------------</text:span></text:p>
      <text:p text:style-name="P171"><text:span text:style-name="T482">1. Quick Sort</text:span></text:p>
      <text:p text:style-name="P171"><text:span text:style-name="T482">2. Merge Sort</text:span></text:p>
      <text:p text:style-name="P171"><text:span text:style-name="T482">3. Exit</text:span></text:p>
      <text:p text:style-name="P171"><text:span text:style-name="T482">Enter the option = 1</text:span></text:p>
      <text:p text:style-name="P171"><text:span text:style-name="T483"/></text:p>
      <text:p text:style-name="P171"><text:span text:style-name="T484">Enter no of terms = 5</text:span></text:p>
      <text:p text:style-name="P171"><text:span text:style-name="T484">Enter the numbers</text:span></text:p>
      <text:p text:style-name="P171"><text:span text:style-name="T484">5<text:tab/>8<text:tab/>2<text:tab/>4<text:tab/>1</text:span></text:p>
      <text:p text:style-name="P171"><text:span text:style-name="T485"/></text:p>
      <text:p text:style-name="P171"><text:span text:style-name="T485"/></text:p>
      <text:p text:style-name="P171"><text:span text:style-name="T486">The sorted array is</text:span></text:p>
      <text:p text:style-name="P171"><text:span text:style-name="T486">1<text:tab/>2<text:tab/>4<text:tab/>5<text:tab/>8</text:span></text:p>
      <text:p text:style-name="P171"><text:span text:style-name="T487"/></text:p>
      <text:p text:style-name="P171"><text:span text:style-name="T487"/></text:p>
      <text:p text:style-name="P171"><text:span text:style-name="T487"/></text:p>
      <text:p text:style-name="P171"><text:span text:style-name="T488">SORTING OPTIONS</text:span></text:p>
      <text:p text:style-name="P171"><text:span text:style-name="T488">--------------------------</text:span></text:p>
      <text:p text:style-name="P171"><text:span text:style-name="T488">1. Quick Sort</text:span></text:p>
      <text:p text:style-name="P171"><text:span text:style-name="T488">2. Merge Sort</text:span></text:p>
      <text:p text:style-name="P171"><text:span text:style-name="T488">3. Exit</text:span></text:p>
      <text:p text:style-name="P171"><text:span text:style-name="T488">Enter the option = 3</text:span></text:p>
      <text:p text:style-name="P171"><text:span text:style-name="T489"/></text:p>
      <text:p text:style-name="P171"><text:span text:style-name="T490">DATATYPES</text:span></text:p>
      <text:p text:style-name="P171"><text:span text:style-name="T490">-----------------</text:span></text:p>
      <text:p text:style-name="P171"><text:span text:style-name="T490">1. Integer</text:span></text:p>
      <text:p text:style-name="P171"><text:span text:style-name="T490">2. Floating point</text:span></text:p>
      <text:p text:style-name="P171"><text:span text:style-name="T490">3. Exit</text:span></text:p>
      <text:p text:style-name="P171"><text:span text:style-name="T490">Enter the option = 2</text:span></text:p>
      <text:p text:style-name="P171"><text:span text:style-name="T491"/></text:p>
      <text:p text:style-name="P171"><text:span text:style-name="T492">SORTING OPTIONS</text:span></text:p>
      <text:p text:style-name="P171"><text:span text:style-name="T492">--------------------------</text:span></text:p>
      <text:p text:style-name="P171"><text:span text:style-name="T492">1. Quick Sort</text:span></text:p>
      <text:p text:style-name="P171"><text:span text:style-name="T492">2. Merge Sort</text:span></text:p>
      <text:p text:style-name="P171"><text:span text:style-name="T492">3. Exit</text:span></text:p>
      <text:p text:style-name="P171"><text:span text:style-name="T492">Enter the option = 2</text:span></text:p>
      <text:p text:style-name="P171"><text:span text:style-name="T493"/></text:p>
      <text:p text:style-name="P171"><text:span text:style-name="T494">Enter no of terms = 6</text:span></text:p>
      <text:p text:style-name="P171"><text:span text:style-name="T494">Enter the numbers</text:span></text:p>
      <text:p text:style-name="P171"><text:span text:style-name="T494">5.62<text:tab/>6.14<text:tab/>5.54<text:tab/>2.17<text:tab/>3.55<text:tab/>4.89</text:span></text:p>
      <text:p text:style-name="P171"><text:span text:style-name="T495"/></text:p>
      <text:p text:style-name="P171"><text:span text:style-name="T496">The sorted array is</text:span></text:p>
      <text:p text:style-name="P171"><text:span text:style-name="T496">2.17<text:tab/>3.55<text:tab/>4.89<text:tab/>5.54<text:tab/>5.62<text:tab/>6.14</text:span></text:p>
      <text:p text:style-name="P171"><text:span text:style-name="T497"/></text:p>
      <text:p text:style-name="P171"><text:span text:style-name="T498">Result:</text:span></text:p>
      <text:p text:style-name="P172"><text:span text:style-name="T499"><text:tab/>Thus the program to implement quick sort and merge sort using templates has been executed successfully.</text:span></text:p>
      <text:p text:style-name="P172"><text:span text:style-name="T500"/></text:p>
      <text:p text:style-name="P172"><text:span text:style-name="T501">Question 1: What is the time complexity of quick and merge sort algorithms?</text:span></text:p>
      <text:p text:style-name="P172"><text:span text:style-name="T501">Question 2: How much memory space does each algorithm takes?</text:span></text:p>
      <text:p text:style-name="P173"><text:span text:style-name="T502"/></text:p>
      <text:p text:style-name="P173"><text:span text:style-name="T502"/></text:p>
      <text:p text:style-name="P173"><text:span text:style-name="T502"/></text:p>
      <text:p text:style-name="P173"><text:span text:style-name="T502"/></text:p>
      <text:p text:style-name="P174"><text:span text:style-name="T502"/></text:p>
      <text:p text:style-name="P174"><text:span text:style-name="T503">IMPLEMENTATION OF<text:s text:c="2"/>STACK AND QUEUE USING EXCEPTION HANDLING</text:span></text:p>
      <text:p text:style-name="P175"><text:span text:style-name="T504"/></text:p>
      <text:p text:style-name="P176"><text:span text:style-name="T505">Aim:</text:span></text:p>
      <text:p text:style-name="P176"><text:span text:style-name="T505"><text:tab/></text:span><text:span text:style-name="T506">To write a program to implement stack and queue using exception handling.</text:span></text:p>
      <text:p text:style-name="P177"><text:span text:style-name="T507"/></text:p>
      <text:p text:style-name="P178"><text:span text:style-name="T508">Algorithm:</text:span></text:p>
      <text:p text:style-name="P178"><text:span text:style-name="T509"/></text:p>
      <text:p text:style-name="P179"><text:span text:style-name="T510">1. Start</text:span></text:p>
      <text:p text:style-name="P179"><text:span text:style-name="T510">2. Create a class for stack and queue.</text:span></text:p>
      <text:p text:style-name="P179"><text:span text:style-name="T510">3. For stack include push, pop and display operations.</text:span></text:p>
      <text:p text:style-name="P179"><text:span text:style-name="T510">4. For queue include enqueue, dequeue and display opeartions.</text:span></text:p>
      <text:p text:style-name="P180"><text:span text:style-name="T510">5. Write exception for overflow and underflow of stack and queue</text:span></text:p>
      <text:p text:style-name="P180"><text:span text:style-name="T510"><text:s text:c="3"/>using try<text:s text:c="2"/>block, throw statement and catch block.</text:span></text:p>
      <text:p text:style-name="P181"><text:span text:style-name="T510">6. Perform each and every operation and check for exceptions.</text:span></text:p>
      <text:p text:style-name="P181"><text:span text:style-name="T510">7. Stop</text:span></text:p>
      <text:p text:style-name="P182"><text:span text:style-name="T511"/></text:p>
      <text:p text:style-name="P183"><text:span text:style-name="T512">Sample input and output:</text:span></text:p>
      <text:p text:style-name="P183"><text:span text:style-name="T513"/></text:p>
      <text:p text:style-name="P183"><text:span text:style-name="T514">EXCEPTION HANDLING</text:span></text:p>
      <text:p text:style-name="P184"><text:span text:style-name="T514">--------------------------------</text:span></text:p>
      <text:p text:style-name="P185"><text:span text:style-name="T514">1. Stack</text:span></text:p>
      <text:p text:style-name="P185"><text:span text:style-name="T514">2. Queue</text:span></text:p>
      <text:p text:style-name="P185"><text:span text:style-name="T514">3. Exit</text:span></text:p>
      <text:p text:style-name="P185"><text:span text:style-name="T514">Enter the option = 1</text:span></text:p>
      <text:p text:style-name="P185"><text:span text:style-name="T515"/></text:p>
      <text:p text:style-name="P185"><text:span text:style-name="T516">STACK</text:span></text:p>
      <text:p text:style-name="P185"><text:span text:style-name="T516">----------</text:span></text:p>
      <text:p text:style-name="P185"><text:span text:style-name="T516">Enter the number of elements = 3</text:span></text:p>
      <text:p text:style-name="P185"><text:span text:style-name="T517"/></text:p>
      <text:p text:style-name="P185"><text:span text:style-name="T518">MENU</text:span></text:p>
      <text:p text:style-name="P185"><text:span text:style-name="T518">---------</text:span></text:p>
      <text:p text:style-name="P185"><text:span text:style-name="T518">1. Push</text:span></text:p>
      <text:p text:style-name="P185"><text:span text:style-name="T518">2. Pop</text:span></text:p>
      <text:p text:style-name="P185"><text:span text:style-name="T518">3. Top</text:span></text:p>
      <text:p text:style-name="P185"><text:span text:style-name="T518">4. Display</text:span></text:p>
      <text:p text:style-name="P185"><text:span text:style-name="T518">5. Exit</text:span></text:p>
      <text:p text:style-name="P185"><text:span text:style-name="T518">Enter the option = 1</text:span></text:p>
      <text:p text:style-name="P185"><text:span text:style-name="T518">Enter the element = 10</text:span></text:p>
      <text:p text:style-name="P185"><text:span text:style-name="T519"/></text:p>
      <text:p text:style-name="P185"><text:span text:style-name="T520">MENU</text:span></text:p>
      <text:p text:style-name="P185"><text:span text:style-name="T520">---------</text:span></text:p>
      <text:p text:style-name="P185"><text:span text:style-name="T520">1. Push</text:span></text:p>
      <text:p text:style-name="P185"><text:span text:style-name="T520">2. Pop</text:span></text:p>
      <text:p text:style-name="P185"><text:span text:style-name="T520">3. Top</text:span></text:p>
      <text:p text:style-name="P185"><text:span text:style-name="T520">4. Display</text:span></text:p>
      <text:p text:style-name="P185"><text:span text:style-name="T520">5. Exit</text:span></text:p>
      <text:p text:style-name="P185"><text:span text:style-name="T520">Enter the option = 1</text:span></text:p>
      <text:p text:style-name="P185"><text:span text:style-name="T520">Enter the element = 20</text:span></text:p>
      <text:p text:style-name="P185"><text:span text:style-name="T521"/></text:p>
      <text:p text:style-name="P185"><text:span text:style-name="T522">MENU</text:span></text:p>
      <text:p text:style-name="P185"><text:span text:style-name="T522">---------</text:span></text:p>
      <text:p text:style-name="P185"><text:span text:style-name="T522">1. Push</text:span></text:p>
      <text:p text:style-name="P185"><text:span text:style-name="T522">2. Pop</text:span></text:p>
      <text:p text:style-name="P185"><text:span text:style-name="T522">3. Top</text:span></text:p>
      <text:p text:style-name="P185"><text:span text:style-name="T522">4. Display</text:span></text:p>
      <text:p text:style-name="P185"><text:span text:style-name="T522">5. Exit</text:span></text:p>
      <text:p text:style-name="P185"><text:span text:style-name="T522">Enter the option = 1</text:span></text:p>
      <text:p text:style-name="P185"><text:span text:style-name="T522">Enter the element = 30</text:span></text:p>
      <text:p text:style-name="P185"><text:span text:style-name="T523"/></text:p>
      <text:p text:style-name="P185"><text:span text:style-name="T524">MENU</text:span></text:p>
      <text:p text:style-name="P185"><text:span text:style-name="T524">---------</text:span></text:p>
      <text:p text:style-name="P185"><text:span text:style-name="T524">1. Push</text:span></text:p>
      <text:p text:style-name="P185"><text:span text:style-name="T524">2. Pop</text:span></text:p>
      <text:p text:style-name="P185"><text:span text:style-name="T524">3. Top</text:span></text:p>
      <text:p text:style-name="P185"><text:span text:style-name="T524">4. Display</text:span></text:p>
      <text:p text:style-name="P185"><text:span text:style-name="T524">5. Exit</text:span></text:p>
      <text:p text:style-name="P185"><text:span text:style-name="T524">Enter the option = 1</text:span></text:p>
      <text:p text:style-name="P185"><text:span text:style-name="T524">Stack is Full!!!</text:span></text:p>
      <text:p text:style-name="P185"><text:span text:style-name="T525"/></text:p>
      <text:p text:style-name="P185"><text:span text:style-name="T526">MENU</text:span></text:p>
      <text:p text:style-name="P185"><text:span text:style-name="T526">---------</text:span></text:p>
      <text:p text:style-name="P185"><text:span text:style-name="T526">1. Push</text:span></text:p>
      <text:p text:style-name="P185"><text:span text:style-name="T526">2. Pop</text:span></text:p>
      <text:p text:style-name="P185"><text:span text:style-name="T526">3. Top</text:span></text:p>
      <text:p text:style-name="P185"><text:span text:style-name="T526">4. Display</text:span></text:p>
      <text:p text:style-name="P185"><text:span text:style-name="T526">5. Exit</text:span></text:p>
      <text:p text:style-name="P185"><text:span text:style-name="T526">Enter the option = 4</text:span></text:p>
      <text:p text:style-name="P185"><text:span text:style-name="T526">30<text:tab/>20<text:tab/>10</text:span></text:p>
      <text:p text:style-name="P185"><text:span text:style-name="T527"/></text:p>
      <text:p text:style-name="P185"><text:span text:style-name="T528">MENU</text:span></text:p>
      <text:p text:style-name="P185"><text:span text:style-name="T528">---------</text:span></text:p>
      <text:p text:style-name="P185"><text:span text:style-name="T528">1. Push</text:span></text:p>
      <text:p text:style-name="P185"><text:span text:style-name="T528">2. Pop</text:span></text:p>
      <text:p text:style-name="P185"><text:span text:style-name="T528">3. Top</text:span></text:p>
      <text:p text:style-name="P185"><text:span text:style-name="T528">4. Display</text:span></text:p>
      <text:p text:style-name="P185"><text:span text:style-name="T528">5. Exit</text:span></text:p>
      <text:p text:style-name="P185"><text:span text:style-name="T528">Enter the option = 2</text:span></text:p>
      <text:p text:style-name="P185"><text:span text:style-name="T528">The popped element is 30</text:span></text:p>
      <text:p text:style-name="P185"><text:span text:style-name="T529"/></text:p>
      <text:p text:style-name="P185"><text:span text:style-name="T529"/></text:p>
      <text:p text:style-name="P185"><text:span text:style-name="T530">MENU</text:span></text:p>
      <text:p text:style-name="P185"><text:span text:style-name="T530">---------</text:span></text:p>
      <text:p text:style-name="P185"><text:span text:style-name="T530">1. Push</text:span></text:p>
      <text:p text:style-name="P185"><text:span text:style-name="T530">2. Pop</text:span></text:p>
      <text:p text:style-name="P185"><text:span text:style-name="T530">3. Top</text:span></text:p>
      <text:p text:style-name="P185"><text:span text:style-name="T530">4. Display</text:span></text:p>
      <text:p text:style-name="P185"><text:span text:style-name="T530">5. Exit</text:span></text:p>
      <text:p text:style-name="P185"><text:span text:style-name="T530">Enter the option = 5</text:span></text:p>
      <text:p text:style-name="P185"><text:span text:style-name="T531"/></text:p>
      <text:p text:style-name="P185"><text:span text:style-name="T532">EXCEPTION HANDLING</text:span></text:p>
      <text:p text:style-name="P185"><text:span text:style-name="T532">--------------------------------</text:span></text:p>
      <text:p text:style-name="P185"><text:span text:style-name="T532">1. Stack</text:span></text:p>
      <text:p text:style-name="P185"><text:span text:style-name="T532">2. Queue</text:span></text:p>
      <text:p text:style-name="P185"><text:span text:style-name="T532">3. Exit</text:span></text:p>
      <text:p text:style-name="P185"><text:span text:style-name="T532">Enter the option = 2</text:span></text:p>
      <text:p text:style-name="P185"><text:span text:style-name="T533"/></text:p>
      <text:p text:style-name="P185"><text:span text:style-name="T534">QUEUE</text:span></text:p>
      <text:p text:style-name="P185"><text:span text:style-name="T534">----------</text:span></text:p>
      <text:p text:style-name="P185"><text:span text:style-name="T534">Enter the number of elements = 3</text:span></text:p>
      <text:p text:style-name="P185"><text:span text:style-name="T535"/></text:p>
      <text:p text:style-name="P185"><text:span text:style-name="T536">MENU</text:span></text:p>
      <text:p text:style-name="P185"><text:span text:style-name="T536">---------</text:span></text:p>
      <text:p text:style-name="P185"><text:span text:style-name="T536">1. Enqueue</text:span></text:p>
      <text:p text:style-name="P185"><text:span text:style-name="T536">2. Dequeue</text:span></text:p>
      <text:p text:style-name="P185"><text:span text:style-name="T536">3. Exit</text:span></text:p>
      <text:p text:style-name="P185"><text:span text:style-name="T536">Enter the option = 2</text:span></text:p>
      <text:p text:style-name="P185"><text:span text:style-name="T536">Queue is empty</text:span></text:p>
      <text:p text:style-name="P185"><text:span text:style-name="T537"/></text:p>
      <text:p text:style-name="P185"><text:span text:style-name="T538">MENU</text:span></text:p>
      <text:p text:style-name="P185"><text:span text:style-name="T538">---------</text:span></text:p>
      <text:p text:style-name="P185"><text:span text:style-name="T538">1. Enqueue</text:span></text:p>
      <text:p text:style-name="P185"><text:span text:style-name="T538">2. Dequeue</text:span></text:p>
      <text:p text:style-name="P185"><text:span text:style-name="T538">3. Exit</text:span></text:p>
      <text:p text:style-name="P185"><text:span text:style-name="T538">Enter the option = 1</text:span></text:p>
      <text:p text:style-name="P185"><text:span text:style-name="T538">Enter the element = 5</text:span></text:p>
      <text:p text:style-name="P185"><text:span text:style-name="T539"/></text:p>
      <text:p text:style-name="P185"><text:span text:style-name="T540">MENU</text:span></text:p>
      <text:p text:style-name="P185"><text:span text:style-name="T540">---------</text:span></text:p>
      <text:p text:style-name="P185"><text:span text:style-name="T540">1. Enqueue</text:span></text:p>
      <text:p text:style-name="P185"><text:span text:style-name="T540">2. Dequeue</text:span></text:p>
      <text:p text:style-name="P185"><text:span text:style-name="T540">3. Exit</text:span></text:p>
      <text:p text:style-name="P185"><text:span text:style-name="T540">Enter the option = 1</text:span></text:p>
      <text:p text:style-name="P185"><text:span text:style-name="T540">Enter the element = 10</text:span></text:p>
      <text:p text:style-name="P185"><text:span text:style-name="T541"/></text:p>
      <text:p text:style-name="P185"><text:span text:style-name="T542">MENU</text:span></text:p>
      <text:p text:style-name="P185"><text:span text:style-name="T542">---------</text:span></text:p>
      <text:p text:style-name="P185"><text:span text:style-name="T542">1. Enqueue</text:span></text:p>
      <text:p text:style-name="P185"><text:span text:style-name="T542">2. Dequeue</text:span></text:p>
      <text:p text:style-name="P185"><text:span text:style-name="T542">3. Exit</text:span></text:p>
      <text:p text:style-name="P185"><text:span text:style-name="T542">Enter the option = 1</text:span></text:p>
      <text:p text:style-name="P185"><text:span text:style-name="T542">Enter the element = 15</text:span></text:p>
      <text:p text:style-name="P185"><text:span text:style-name="T543"/></text:p>
      <text:p text:style-name="P185"><text:span text:style-name="T544">MENU</text:span></text:p>
      <text:p text:style-name="P185"><text:span text:style-name="T544">---------</text:span></text:p>
      <text:p text:style-name="P185"><text:span text:style-name="T544">1. Enqueue</text:span></text:p>
      <text:p text:style-name="P185"><text:span text:style-name="T544">2. Dequeue</text:span></text:p>
      <text:p text:style-name="P185"><text:span text:style-name="T544">3. Exit</text:span></text:p>
      <text:p text:style-name="P185"><text:span text:style-name="T544">Enter the option = 1</text:span></text:p>
      <text:p text:style-name="P185"><text:span text:style-name="T544">Queue is Full!!</text:span></text:p>
      <text:p text:style-name="P185"><text:span text:style-name="T545"/></text:p>
      <text:p text:style-name="P185"><text:span text:style-name="T546">MENU</text:span></text:p>
      <text:p text:style-name="P185"><text:span text:style-name="T546">---------</text:span></text:p>
      <text:p text:style-name="P185"><text:span text:style-name="T546">1. Enqueue</text:span></text:p>
      <text:p text:style-name="P185"><text:span text:style-name="T546">2. Dequeue</text:span></text:p>
      <text:p text:style-name="P185"><text:span text:style-name="T546">3. Exit</text:span></text:p>
      <text:p text:style-name="P185"><text:span text:style-name="T546">Enter the option = 3</text:span></text:p>
      <text:p text:style-name="P185"><text:span text:style-name="T547"/></text:p>
      <text:p text:style-name="P185"><text:span text:style-name="T547"/></text:p>
      <text:p text:style-name="P185"><text:span text:style-name="T548">Result:</text:span></text:p>
      <text:p text:style-name="P186"><text:span text:style-name="T549"><text:tab/>Thus the program to implement stack and queue using exception handling has been executed successfully.</text:span></text:p>
      <text:p text:style-name="P186"><text:span text:style-name="T550"/></text:p>
      <text:p text:style-name="P186"><text:span text:style-name="T551">Question 1: What is the basic difference between a stack and a queue?</text:span></text:p>
      <text:p text:style-name="P186"><text:span text:style-name="T551">Question 2: Explain “It is easy to ask for forgiveness than to ask for permission” programming principle.</text:span></text:p>
      <text:p text:style-name="P187"><text:span text:style-name="T552">Getting acquainted with Java</text:span></text:p>
      <text:p text:style-name="P188"><text:span text:style-name="T552">Aim:</text:span></text:p>
      <text:p text:style-name="P188"><text:span text:style-name="T553">To get acquainted with Java’s basic data types and object oriented principles.</text:span></text:p>
      <text:p text:style-name="P188"><text:span text:style-name="T554"/></text:p>
      <text:p text:style-name="P188"><text:span text:style-name="T555">Algorithm:</text:span></text:p>
      <text:p text:style-name="P188"><text:span text:style-name="T556">1. Start.</text:span></text:p>
      <text:p text:style-name="P188"><text:span text:style-name="T556">2. Open an account on codecademy.com with IIT ISM email address.</text:span></text:p>
      <text:p text:style-name="P188"><text:span text:style-name="T556">3. Start “Lean Java” course for free.</text:span></text:p>
      <text:p text:style-name="P188"><text:span text:style-name="T556">4. Complete the course.</text:span></text:p>
      <text:p text:style-name="P188"><text:span text:style-name="T556">5. Submit the completion certificate to the lab in-charge.</text:span></text:p>
      <text:p text:style-name="P188"><text:span text:style-name="T556">6. Stop.</text:span></text:p>
      <text:p text:style-name="P188"><text:span text:style-name="T557"/></text:p>
      <text:p text:style-name="P188"><text:span text:style-name="T558">Result:</text:span></text:p>
      <text:p text:style-name="P188"><text:span text:style-name="T559">Students will have gotten a working understanding of the Java fundamentals.</text:span></text:p>
      <text:p text:style-name="P188"><text:span text:style-name="T560"/></text:p>
      <text:p text:style-name="P188"><text:span text:style-name="T561">Question 1: Write the syntax of a Java function.</text:span></text:p>
      <text:p text:style-name="P188"><text:span text:style-name="T561">Question 2: Define a class and initiate an object of this class.</text:span></text:p>
      <text:p text:style-name="P189"><text:span text:style-name="T562">“Hello World” in Java</text:span></text:p>
      <text:p text:style-name="P190"><text:span text:style-name="T563">Aim</text:span><text:span text:style-name="T564">: Print “Hello World” on the screen.</text:span></text:p>
      <text:p text:style-name="P190"><text:span text:style-name="T565">Algorithm</text:span><text:span text:style-name="T566">:<text:s/></text:span><text:span text:style-name="T567">public class Main {</text:span></text:p>
      <text:p text:style-name="P191"><text:span text:style-name="T568"><text:s text:c="4"/>public static void main(String[] args) {</text:span></text:p>
      <text:p text:style-name="P191"><text:span text:style-name="T568"><text:s text:c="8"/>System.out.println("This will be printed");</text:span></text:p>
      <text:p text:style-name="P191"><text:span text:style-name="T568"><text:s text:c="4"/>}</text:span></text:p>
      <text:p text:style-name="P192"><text:span text:style-name="T568">}</text:span></text:p>
      <text:p text:style-name="P193"><text:span text:style-name="T569"/></text:p>
      <text:p text:style-name="P193"><text:span text:style-name="T570">Sample input and output</text:span><text:span text:style-name="T571">:</text:span></text:p>
      <text:p text:style-name="P193"><text:span text:style-name="T571">Hello, World!</text:span></text:p>
      <text:p text:style-name="P193"><text:span text:style-name="T572"/></text:p>
      <text:p text:style-name="P193"><text:span text:style-name="T573">Question 1: Is Java case-sensitive?</text:span></text:p>
      <text:p text:style-name="P193"><text:span text:style-name="T573">Question 2: Try printing a multiline message to the console.</text:span></text:p>
      <text:p text:style-name="P194"><text:span text:style-name="T574">Creating primitives in Java</text:span></text:p>
      <text:p text:style-name="P195"><text:span text:style-name="T575">Aim</text:span><text:span text:style-name="T576">: Although Java is object oriented, not all types are objects. It is built on top of basic variable types called primitives.</text:span></text:p>
      <text:p text:style-name="P196"><text:span text:style-name="T576">Here is a list of all primitives in Java:</text:span></text:p>
      <text:list text:style-name="L197">
        <text:list-item>
          <text:p text:style-name="P197"><text:span text:style-name="T576">byte (number, 1 byte) </text:span></text:p>
        </text:list-item>
        <text:list-item>
          <text:p text:style-name="P197"><text:span text:style-name="T576">short (number, 2 bytes) </text:span></text:p>
        </text:list-item>
        <text:list-item>
          <text:p text:style-name="P197"><text:span text:style-name="T576">int (number, 4 bytes) </text:span></text:p>
        </text:list-item>
        <text:list-item>
          <text:p text:style-name="P197"><text:span text:style-name="T576">long (number, 8 bytes) </text:span></text:p>
        </text:list-item>
        <text:list-item>
          <text:p text:style-name="P197"><text:span text:style-name="T576">float (float number, 4 bytes) </text:span></text:p>
        </text:list-item>
        <text:list-item>
          <text:p text:style-name="P197"><text:span text:style-name="T576">double (float number, 8 bytes) </text:span></text:p>
        </text:list-item>
        <text:list-item>
          <text:p text:style-name="P197"><text:span text:style-name="T576">char (a character, 2 bytes) </text:span></text:p>
        </text:list-item>
        <text:list-item>
          <text:p text:style-name="P198"><text:span text:style-name="T576">boolean (true or false, 1 byte) </text:span></text:p>
        </text:list-item>
      </text:list>
      <text:p text:style-name="P199"><text:span text:style-name="T577">Java is a strong typed language, which means variables need to be defined before we use them.</text:span></text:p>
      <text:p text:style-name="P200"><text:span text:style-name="T578">Algorithm</text:span><text:span text:style-name="T579">: </text:span></text:p>
      <text:p text:style-name="P200"><text:span text:style-name="T580">int myNumber;</text:span></text:p>
      <text:p text:style-name="P201"><text:span text:style-name="T580">myNumber = 5;</text:span></text:p>
      <text:p text:style-name="P202"><text:span text:style-name="T580">int myNumber = 5;</text:span></text:p>
      <text:p text:style-name="P202"><text:span text:style-name="T580">double d = 4.5;</text:span></text:p>
      <text:p text:style-name="P203"><text:span text:style-name="T580">d = 3.0;</text:span></text:p>
      <text:p text:style-name="P203"><text:span text:style-name="T580">float f = (float) 4.5;</text:span></text:p>
      <text:p text:style-name="P203"><text:span text:style-name="T580">float f = 4.5f; // (f is a shorter way of casting float)</text:span></text:p>
      <text:p text:style-name="P203"><text:span text:style-name="T580">char c = 'g';</text:span></text:p>
      <text:p text:style-name="P203"><text:span text:style-name="T580">// Create a string with a constructor</text:span></text:p>
      <text:p text:style-name="P204"><text:span text:style-name="T581">String s1 = new String("Who let the dogs out?");</text:span></text:p>
      <text:p text:style-name="P204"><text:span text:style-name="T581">// Just using "" creates a string, so no need to write it the previous way.</text:span></text:p>
      <text:p text:style-name="P204"><text:span text:style-name="T581">String s2 = "Who who who who!";</text:span></text:p>
      <text:p text:style-name="P204"><text:span text:style-name="T581">// Java defined the operator + on strings to concatenate:</text:span></text:p>
      <text:p text:style-name="P205"><text:span text:style-name="T581">String s3 = s1 + s2;</text:span></text:p>
      <text:p text:style-name="P205"><text:span text:style-name="T582">int num = 5;</text:span></text:p>
      <text:p text:style-name="P205"><text:span text:style-name="T583">String s = "I have " + num + " cookies"; //Be sure not to use "" with primitives.</text:span></text:p>
      <text:p text:style-name="P205"><text:span text:style-name="T584">boolean b = false;</text:span></text:p>
      <text:p text:style-name="P206"><text:span text:style-name="T585">b = true;</text:span></text:p>
      <text:p text:style-name="P206"><text:span text:style-name="T586"/></text:p>
      <text:p text:style-name="P206"><text:span text:style-name="T587">boolean toBe = false;</text:span></text:p>
      <text:p text:style-name="P206"><text:span text:style-name="T587">b = toBe || !toBe;</text:span></text:p>
      <text:p text:style-name="P206"><text:span text:style-name="T587">if (b) {</text:span></text:p>
      <text:p text:style-name="P206"><text:span text:style-name="T587"><text:s text:c="4"/>System.out.println(toBe);</text:span></text:p>
      <text:p text:style-name="P206"><text:span text:style-name="T587">}</text:span></text:p>
      <text:p text:style-name="P206"><text:span text:style-name="T588"/></text:p>
      <text:p text:style-name="P206"><text:span text:style-name="T589">int children = 0;</text:span></text:p>
      <text:p text:style-name="P206"><text:span text:style-name="T589">b = children; // Will not work</text:span></text:p>
      <text:p text:style-name="P206"><text:span text:style-name="T589">if (children) { // Will not work</text:span></text:p>
      <text:p text:style-name="P206"><text:span text:style-name="T589"><text:s text:c="4"/>// Will not work</text:span></text:p>
      <text:p text:style-name="P207"><text:span text:style-name="T589">}</text:span></text:p>
      <text:p text:style-name="P207"><text:span text:style-name="T590"/></text:p>
      <text:p text:style-name="P207"><text:span text:style-name="T591">Question 1: Add, subtract, multiply, and divide numbers.</text:span></text:p>
      <text:p text:style-name="P207"><text:span text:style-name="T591">Question 2: Find the remainder of two numbers.</text:span></text:p>
      <text:p text:style-name="P208"><text:span text:style-name="T592">Conditionals</text:span></text:p>
      <text:p text:style-name="P209"><text:span text:style-name="T593">Aim</text:span><text:span text:style-name="T594">: Java uses boolean variables to evaluate conditions. The boolean values<text:s/></text:span><text:span text:style-name="T595">true</text:span><text:span text:style-name="T596"><text:s/>and<text:s/></text:span><text:span text:style-name="T597">false</text:span><text:span text:style-name="T598"><text:s/>are returned when an expression is compared or evaluated.</text:span></text:p>
      <text:p text:style-name="P209"><text:span text:style-name="T599">Algorithm</text:span><text:span text:style-name="T600">: </text:span></text:p>
      <text:p text:style-name="P209"><text:span text:style-name="T601">int a = 4;</text:span></text:p>
      <text:p text:style-name="P210"><text:span text:style-name="T602">int b = 5;</text:span></text:p>
      <text:p text:style-name="P210"><text:span text:style-name="T602">boolean result;</text:span></text:p>
      <text:p text:style-name="P210"><text:span text:style-name="T602">result = a &lt; b; // true</text:span></text:p>
      <text:p text:style-name="P210"><text:span text:style-name="T602">result = a &gt; b; // false</text:span></text:p>
      <text:p text:style-name="P210"><text:span text:style-name="T602">result = a &lt;= 4; // a smaller or equal to 4 - true</text:span></text:p>
      <text:p text:style-name="P210"><text:span text:style-name="T602">result = b &gt;= 6; // b bigger or equal to 6 - false</text:span></text:p>
      <text:p text:style-name="P210"><text:span text:style-name="T602">result = a == b; // a equal to b - false</text:span></text:p>
      <text:p text:style-name="P210"><text:span text:style-name="T602">result = a != b; // a is not equal to b - true</text:span></text:p>
      <text:p text:style-name="P210"><text:span text:style-name="T602">result = a &gt; b || a &lt; b; // Logical or - true</text:span></text:p>
      <text:p text:style-name="P210"><text:span text:style-name="T602">result = 3 &lt; a &amp;&amp; a &lt; 6; // Logical and - true</text:span></text:p>
      <text:p text:style-name="P211"><text:span text:style-name="T602">result = !result; // Logical not - false</text:span></text:p>
      <text:p text:style-name="P211"><text:span text:style-name="T603">int a = 4;</text:span></text:p>
      <text:p text:style-name="P212"><text:span text:style-name="T604">boolean b = a == 4;</text:span></text:p>
      <text:p text:style-name="P212"><text:span text:style-name="T605"/></text:p>
      <text:p text:style-name="P212"><text:span text:style-name="T606">if (b) {</text:span></text:p>
      <text:p text:style-name="P212"><text:span text:style-name="T606"><text:s text:c="4"/>System.out.println("It's true!");</text:span></text:p>
      <text:p text:style-name="P213"><text:span text:style-name="T606">}</text:span></text:p>
      <text:p text:style-name="P213"><text:span text:style-name="T607">if (a == b) {</text:span></text:p>
      <text:p text:style-name="P214"><text:span text:style-name="T608"><text:s text:c="4"/>// We already know this part</text:span></text:p>
      <text:p text:style-name="P214"><text:span text:style-name="T608">} else {</text:span></text:p>
      <text:p text:style-name="P214"><text:span text:style-name="T608"><text:s text:c="4"/>// a and b are not equal... :/</text:span></text:p>
      <text:p text:style-name="P215"><text:span text:style-name="T608">}</text:span></text:p>
      <text:p text:style-name="P215"><text:span text:style-name="T609"/></text:p>
      <text:p text:style-name="P215"><text:span text:style-name="T610">Question 1: Can conditionals accept a non-boolean java primitive?</text:span></text:p>
      <text:p text:style-name="P215"><text:span text:style-name="T610">Question 2: Are ‘else if’ and ‘else’ mandatory in Java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